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master-page-name="">
      <style:paragraph-properties fo:orphans="0" fo:widows="0" style:page-number="auto"/>
    </style:style>
    <style:style style:name="P5" style:family="paragraph" style:parent-style-name="Text_20_body" style:list-style-name="L1"/>
    <style:style style:name="P6" style:family="paragraph" style:parent-style-name="Heading_20_2">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302in" svg:width="0.8827in" svg:height="0.311in" draw:z-index="0">
        <draw:image xlink:href="Pictures/10000201000000580000001FCE58C672.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Programming with Haiku</text:p>
      <text:p text:style-name="P3"/>
      <text:p text:style-name="P3">Lesson 22</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ll material © 2011 DarkWyrm</text:p>
      <text:h text:style-name="P6" text:outline-level="2">Going Deeper: QuickEdit</text:h>
      <text:p text:style-name="Text_20_body">If only all computer programs were as simple as HelloWorld and other demo programs! Life for developers would be much, much easier. Alas, they are not. For the next few lessons, we will be delving a bit more below the surface than usual. Designing simple programs for any operating system is as trivial as the programs themselves and are often coded very sloppily. Hopefully you will get an idea of what is involved in writing larger Haiku programs as we learn other features of the operating system.</text:p>
      <text:p text:style-name="Text_20_body">What is our project going to be, you ask? A simple styled text editor called QuickEdit. Although Haiku already has one in StyledEdit and, as such, we will undoubtedly write some code which will be quite similar to it, not all of the features we may add can necessarily be found in StyledEdit.</text:p>
      <text:h text:style-name="Heading_20_2" text:outline-level="2">Program Architecture</text:h>
      <text:p text:style-name="Text_20_body">Were it not for one particular control, BTextView, our job would be much, much more difficult. Perhaps ironically, word processors are not easy to write. Our program is pretty simple from a "big picture" perspective: wrap a relatively simple GUI around a BTextView to make a simple, but useful, word processor.</text:p>
      <text:p text:style-name="Standard">Before we dive headlong into some code, let's take a quick glance at the class definition for a BTextView to see what features we can provide without spending a great deal of time. This will likely save us some effort and time later on. Note that this is not the complete definition for the class – the extra bits unrelated to features for QuickEdit have been left out.</text:p>
      <text:p text:style-name="Standard"/>
      <text:p text:style-name="CodeBlock"><text:span text:style-name="keyword1_5f_cpp">class</text:span> BTextView <text:span text:style-name="symbol4_5f_cpp">:</text:span> <text:span text:style-name="keyword1_5f_cpp">public</text:span> BView</text:p>
      <text:p text:style-name="CodeBlock"><text:span text:style-name="symbol0_5f_cpp">{</text:span></text:p>
      <text:p text:style-name="CodeBlock"><text:span text:style-name="keyword1_5f_cpp">public</text:span><text:span text:style-name="symbol4_5f_cpp">:</text:span> </text:p>
      <text:p text:style-name="CodeBlock"><text:tab/><text:span text:style-name="keyword3_5f_cpp">void</text:span><text:tab/><text:tab/><text:tab/><text:tab/>SetText<text:span text:style-name="symbol0_5f_cpp">(</text:span><text:span text:style-name="keyword3_5f_cpp">const</text:span> <text:span text:style-name="keyword3_5f_cpp">char</text:span><text:span text:style-name="symbol2_5f_cpp">*</text:span> inText, </text:p>
      <text:p text:style-name="CodeBlock"><text:tab/><text:tab/><text:tab/><text:tab/><text:tab/><text:tab/><text:span text:style-name="keyword3_5f_cpp">const</text:span> text_run_array<text:span text:style-name="symbol2_5f_cpp">*</text:span> inRuns <text:span text:style-name="symbol1_5f_cpp">=</text:span> <text:span text:style-name="keyword1_5f_cpp">NULL</text:span><text:span text:style-name="symbol0_5f_cpp">)</text:span><text:span text:style-name="symbol4_5f_cpp">;</text:span> </text:p>
      <text:p text:style-name="CodeBlock"><text:tab/><text:span text:style-name="keyword3_5f_cpp">void</text:span><text:tab/><text:tab/><text:tab/><text:tab/>SetText<text:span text:style-name="symbol0_5f_cpp">(</text:span><text:span text:style-name="keyword3_5f_cpp">const</text:span> <text:span text:style-name="keyword3_5f_cpp">char</text:span><text:span text:style-name="symbol2_5f_cpp">*</text:span> inText, int32 inLength, </text:p>
      <text:p text:style-name="CodeBlock"><text:tab/><text:tab/><text:tab/><text:tab/><text:tab/><text:tab/><text:span text:style-name="keyword3_5f_cpp">const</text:span> text_run_array<text:span text:style-name="symbol2_5f_cpp">*</text:span> inRuns <text:span text:style-name="symbol1_5f_cpp">=</text:span> <text:span text:style-name="keyword1_5f_cpp">NULL</text:span><text:span text:style-name="symbol0_5f_cpp">)</text:span><text:span text:style-name="symbol4_5f_cpp">;</text:span> </text:p>
      <text:p text:style-name="CodeBlock"><text:tab/><text:span text:style-name="keyword3_5f_cpp">void</text:span><text:tab/><text:tab/><text:tab/><text:tab/>SetText<text:span text:style-name="symbol0_5f_cpp">(</text:span>BFile<text:span text:style-name="symbol2_5f_cpp">*</text:span> inFile, int32 startOffset,</text:p>
      <text:p text:style-name="CodeBlock"><text:tab/><text:tab/><text:tab/><text:tab/><text:tab/><text:tab/>int32 inLength, </text:p>
      <text:p text:style-name="CodeBlock"><text:tab/><text:tab/><text:tab/><text:tab/><text:tab/><text:tab/><text:span text:style-name="keyword3_5f_cpp">const</text:span> text_run_array<text:span text:style-name="symbol2_5f_cpp">*</text:span> inRuns <text:span text:style-name="symbol1_5f_cpp">=</text:span> <text:span text:style-name="keyword1_5f_cpp">NULL</text:span><text:span text:style-name="symbol0_5f_cpp">)</text:span><text:span text:style-name="symbol4_5f_cpp">;</text:span> </text:p>
      <text:p text:style-name="CodeBlock"/>
      <text:p text:style-name="CodeBlock"><text:tab/><text:span text:style-name="keyword3_5f_cpp">void</text:span><text:tab/><text:tab/><text:tab/><text:tab/>Insert<text:span text:style-name="symbol0_5f_cpp">(</text:span><text:span text:style-name="keyword3_5f_cpp">const</text:span> <text:span text:style-name="keyword3_5f_cpp">char</text:span><text:span text:style-name="symbol2_5f_cpp">*</text:span> inText, </text:p>
      <text:p text:style-name="CodeBlock"><text:tab/><text:tab/><text:tab/><text:tab/><text:tab/><text:tab/><text:span text:style-name="keyword3_5f_cpp">const</text:span> text_run_array<text:span text:style-name="symbol2_5f_cpp">*</text:span> inRuns <text:span text:style-name="symbol1_5f_cpp">=</text:span> <text:span text:style-name="keyword1_5f_cpp">NULL</text:span><text:span text:style-name="symbol0_5f_cpp">)</text:span><text:span text:style-name="symbol4_5f_cpp">;</text:span> </text:p>
      <text:p text:style-name="CodeBlock"><text:tab/><text:span text:style-name="keyword3_5f_cpp">void</text:span><text:tab/><text:tab/><text:tab/><text:tab/>Insert<text:span text:style-name="symbol0_5f_cpp">(</text:span><text:span text:style-name="keyword3_5f_cpp">const</text:span> <text:span text:style-name="keyword3_5f_cpp">char</text:span><text:span text:style-name="symbol2_5f_cpp">*</text:span> inText, int32 inLength, </text:p>
      <text:p text:style-name="CodeBlock"><text:tab/><text:tab/><text:tab/><text:tab/><text:tab/><text:tab/><text:span text:style-name="keyword3_5f_cpp">const</text:span> text_run_array<text:span text:style-name="symbol2_5f_cpp">*</text:span> inRuns <text:span text:style-name="symbol1_5f_cpp">=</text:span> <text:span text:style-name="keyword1_5f_cpp">NULL</text:span><text:span text:style-name="symbol0_5f_cpp">)</text:span><text:span text:style-name="symbol4_5f_cpp">;</text:span> </text:p>
      <text:p text:style-name="CodeBlock"><text:tab/><text:span text:style-name="keyword3_5f_cpp">void</text:span><text:tab/><text:tab/><text:tab/><text:tab/>Insert<text:span text:style-name="symbol0_5f_cpp">(</text:span>int32 startOffset, </text:p>
      <text:p text:style-name="CodeBlock"><text:tab/><text:tab/><text:tab/><text:tab/><text:tab/><text:tab/><text:span text:style-name="keyword3_5f_cpp">const</text:span> <text:span text:style-name="keyword3_5f_cpp">char</text:span><text:span text:style-name="symbol2_5f_cpp">*</text:span> inText, int32 inLength, </text:p>
      <text:p text:style-name="CodeBlock"><text:tab/><text:tab/><text:tab/><text:tab/><text:tab/><text:tab/><text:span text:style-name="keyword3_5f_cpp">const</text:span> text_run_array<text:span text:style-name="symbol2_5f_cpp">*</text:span> inRuns <text:span text:style-name="symbol1_5f_cpp">=</text:span> <text:span text:style-name="keyword1_5f_cpp">NULL</text:span><text:span text:style-name="symbol0_5f_cpp">)</text:span><text:span text:style-name="symbol4_5f_cpp">;</text:span> </text:p>
      <text:p text:style-name="CodeBlock"/>
      <text:p text:style-name="CodeBlock"><text:tab/><text:span text:style-name="keyword3_5f_cpp">void</text:span><text:tab/><text:tab/><text:tab/><text:tab/>Delete<text:span text:style-name="symbol0_5f_cpp">()</text:span><text:span text:style-name="symbol4_5f_cpp">;</text:span> </text:p>
      <text:p text:style-name="CodeBlock"><text:tab/><text:span text:style-name="keyword3_5f_cpp">void</text:span><text:tab/><text:tab/><text:tab/><text:tab/>Delete<text:span text:style-name="symbol0_5f_cpp">(</text:span>int32 startOffset, int32 endOffset<text:span text:style-name="symbol0_5f_cpp">)</text:span><text:span text:style-name="symbol4_5f_cpp">;</text:span> </text:p>
      <text:p text:style-name="CodeBlock"/>
      <text:p text:style-name="CodeBlock"><text:tab/><text:span text:style-name="keyword3_5f_cpp">const</text:span> <text:span text:style-name="keyword3_5f_cpp">char</text:span><text:span text:style-name="symbol2_5f_cpp">*</text:span><text:tab/><text:tab/><text:tab/>Text<text:span text:style-name="symbol0_5f_cpp">()</text:span> <text:span text:style-name="keyword3_5f_cpp">const</text:span><text:span text:style-name="symbol4_5f_cpp">;</text:span> </text:p>
      <text:p text:style-name="CodeBlock"><text:tab/>int32<text:tab/><text:tab/><text:tab/><text:tab/>TextLength<text:span text:style-name="symbol0_5f_cpp">()</text:span> <text:span text:style-name="keyword3_5f_cpp">const</text:span><text:span text:style-name="symbol4_5f_cpp">;</text:span> </text:p>
      <text:p text:style-name="CodeBlock"><text:tab/><text:span text:style-name="keyword3_5f_cpp">void</text:span><text:tab/><text:tab/><text:tab/><text:tab/>GetText<text:span text:style-name="symbol0_5f_cpp">(</text:span>int32 offset, int32 length, </text:p>
      <text:p text:style-name="CodeBlock"><text:tab/><text:tab/><text:tab/><text:tab/><text:tab/><text:tab/><text:span text:style-name="keyword3_5f_cpp">char</text:span><text:span text:style-name="symbol2_5f_cpp">*</text:span> buffer<text:span text:style-name="symbol0_5f_cpp">)</text:span> <text:span text:style-name="keyword3_5f_cpp">const</text:span><text:span text:style-name="symbol4_5f_cpp">;</text:span> </text:p>
      <text:p text:style-name="CodeBlock"><text:tab/>uint8<text:tab/><text:tab/><text:tab/><text:tab/>ByteAt<text:span text:style-name="symbol0_5f_cpp">(</text:span>int32 offset<text:span text:style-name="symbol0_5f_cpp">)</text:span> <text:span text:style-name="keyword3_5f_cpp">const</text:span><text:span text:style-name="symbol4_5f_cpp">;</text:span> </text:p>
      <text:p text:style-name="CodeBlock"><text:tab/></text:p>
      <text:p text:style-name="CodeBlock"><text:tab/>int32<text:tab/><text:tab/><text:tab/><text:tab/>CountLines<text:span text:style-name="symbol0_5f_cpp">()</text:span> <text:span text:style-name="keyword3_5f_cpp">const</text:span><text:span text:style-name="symbol4_5f_cpp">;</text:span> </text:p>
      <text:p text:style-name="CodeBlock"><text:tab/>int32<text:tab/><text:tab/><text:tab/><text:tab/>CurrentLine<text:span text:style-name="symbol0_5f_cpp">()</text:span> <text:span text:style-name="keyword3_5f_cpp">const</text:span><text:span text:style-name="symbol4_5f_cpp">;</text:span> </text:p>
      <text:p text:style-name="CodeBlock"><text:soft-page-break/><text:tab/><text:span text:style-name="keyword3_5f_cpp">void</text:span><text:tab/><text:tab/><text:tab/><text:tab/>GoToLine<text:span text:style-name="symbol0_5f_cpp">(</text:span>int32 lineIndex<text:span text:style-name="symbol0_5f_cpp">)</text:span><text:span text:style-name="symbol4_5f_cpp">;</text:span> </text:p>
      <text:p text:style-name="CodeBlock"><text:s/></text:p>
      <text:p text:style-name="CodeBlock"><text:tab/><text:span text:style-name="keyword3_5f_cpp">void</text:span><text:tab/><text:tab/><text:tab/><text:tab/>Cut<text:span text:style-name="symbol0_5f_cpp">(</text:span>BClipboard<text:span text:style-name="symbol2_5f_cpp">*</text:span> clipboard<text:span text:style-name="symbol0_5f_cpp">)</text:span><text:span text:style-name="symbol4_5f_cpp">;</text:span> </text:p>
      <text:p text:style-name="CodeBlock"><text:tab/><text:span text:style-name="keyword3_5f_cpp">void</text:span><text:tab/><text:tab/><text:tab/><text:tab/>Copy<text:span text:style-name="symbol0_5f_cpp">(</text:span>BClipboard<text:span text:style-name="symbol2_5f_cpp">*</text:span> clipboard<text:span text:style-name="symbol0_5f_cpp">)</text:span><text:span text:style-name="symbol4_5f_cpp">;</text:span> </text:p>
      <text:p text:style-name="CodeBlock"><text:tab/><text:span text:style-name="keyword3_5f_cpp">void</text:span><text:tab/><text:tab/><text:tab/><text:tab/>Paste<text:span text:style-name="symbol0_5f_cpp">(</text:span>BClipboard<text:span text:style-name="symbol2_5f_cpp">*</text:span> clipboard<text:span text:style-name="symbol0_5f_cpp">)</text:span><text:span text:style-name="symbol4_5f_cpp">;</text:span> </text:p>
      <text:p text:style-name="CodeBlock"><text:tab/><text:span text:style-name="keyword3_5f_cpp">void</text:span><text:tab/><text:tab/><text:tab/><text:tab/>Clear<text:span text:style-name="symbol0_5f_cpp">()</text:span><text:span text:style-name="symbol4_5f_cpp">;</text:span> </text:p>
      <text:p text:style-name="CodeBlock"/>
      <text:p text:style-name="CodeBlock"><text:tab/><text:span text:style-name="keyword3_5f_cpp">bool</text:span><text:tab/><text:tab/><text:tab/><text:tab/>AcceptsPaste<text:span text:style-name="symbol0_5f_cpp">(</text:span>BClipboard<text:span text:style-name="symbol2_5f_cpp">*</text:span> clipboard<text:span text:style-name="symbol0_5f_cpp">)</text:span><text:span text:style-name="symbol4_5f_cpp">;</text:span> </text:p>
      <text:p text:style-name="CodeBlock"><text:tab/><text:span text:style-name="keyword3_5f_cpp">bool</text:span><text:tab/><text:tab/><text:tab/><text:tab/>AcceptsDrop<text:span text:style-name="symbol0_5f_cpp">(</text:span><text:span text:style-name="keyword3_5f_cpp">const</text:span> BMessage<text:span text:style-name="symbol2_5f_cpp">*</text:span> inMessage<text:span text:style-name="symbol0_5f_cpp">)</text:span><text:span text:style-name="symbol4_5f_cpp">;</text:span> </text:p>
      <text:p text:style-name="CodeBlock"><text:tab/></text:p>
      <text:p text:style-name="CodeBlock"><text:tab/><text:span text:style-name="keyword3_5f_cpp">void</text:span><text:tab/><text:tab/><text:tab/><text:tab/>Select<text:span text:style-name="symbol0_5f_cpp">(</text:span>int32 startOffset, int32 endOffset<text:span text:style-name="symbol0_5f_cpp">)</text:span><text:span text:style-name="symbol4_5f_cpp">;</text:span> </text:p>
      <text:p text:style-name="CodeBlock"><text:tab/><text:span text:style-name="keyword3_5f_cpp">void</text:span><text:tab/><text:tab/><text:tab/><text:tab/>SelectAll<text:span text:style-name="symbol0_5f_cpp">()</text:span><text:span text:style-name="symbol4_5f_cpp">;</text:span> </text:p>
      <text:p text:style-name="CodeBlock"><text:tab/><text:span text:style-name="keyword3_5f_cpp">void</text:span><text:tab/><text:tab/><text:tab/><text:tab/>GetSelection<text:span text:style-name="symbol0_5f_cpp">(</text:span>int32<text:span text:style-name="symbol2_5f_cpp">*</text:span> outStart, </text:p>
      <text:p text:style-name="CodeBlock"><text:tab/><text:tab/><text:tab/><text:tab/><text:tab/><text:tab/><text:tab/>int32<text:span text:style-name="symbol2_5f_cpp">*</text:span> outEnd<text:span text:style-name="symbol0_5f_cpp">)</text:span> <text:span text:style-name="keyword3_5f_cpp">const</text:span><text:span text:style-name="symbol4_5f_cpp">;</text:span> </text:p>
      <text:p text:style-name="CodeBlock"><text:tab/></text:p>
      <text:p text:style-name="CodeBlock"><text:tab/><text:span text:style-name="keyword3_5f_cpp">void</text:span><text:tab/><text:tab/><text:tab/><text:tab/>SetFontAndColor<text:span text:style-name="symbol0_5f_cpp">(</text:span><text:span text:style-name="keyword3_5f_cpp">const</text:span> BFont<text:span text:style-name="symbol2_5f_cpp">*</text:span> inFont, </text:p>
      <text:p text:style-name="CodeBlock"><text:tab/><text:tab/><text:tab/><text:tab/><text:tab/><text:tab/><text:tab/>uint32 inMode <text:span text:style-name="symbol1_5f_cpp">=</text:span> B_FONT_ALL, </text:p>
      <text:p text:style-name="CodeBlock"><text:tab/><text:tab/><text:tab/><text:tab/><text:tab/><text:tab/><text:tab/><text:span text:style-name="keyword3_5f_cpp">const</text:span> rgb_color<text:span text:style-name="symbol2_5f_cpp">*</text:span> inColor <text:span text:style-name="symbol1_5f_cpp">=</text:span> <text:span text:style-name="keyword1_5f_cpp">NULL</text:span><text:span text:style-name="symbol0_5f_cpp">)</text:span><text:span text:style-name="symbol4_5f_cpp">;</text:span> </text:p>
      <text:p text:style-name="CodeBlock"><text:tab/><text:span text:style-name="keyword3_5f_cpp">void</text:span><text:tab/><text:tab/><text:tab/><text:tab/>SetFontAndColor<text:span text:style-name="symbol0_5f_cpp">(</text:span>int32 startOffset, </text:p>
      <text:p text:style-name="CodeBlock"><text:tab/><text:tab/><text:tab/><text:tab/><text:tab/><text:tab/><text:tab/>int32 endOffset,</text:p>
      <text:p text:style-name="CodeBlock"><text:tab/><text:tab/><text:tab/><text:tab/><text:tab/><text:tab/><text:tab/><text:span text:style-name="keyword3_5f_cpp">const</text:span> BFont<text:span text:style-name="symbol2_5f_cpp">*</text:span> inFont, </text:p>
      <text:p text:style-name="CodeBlock"><text:tab/><text:tab/><text:tab/><text:tab/><text:tab/><text:tab/><text:tab/>uint32 inMode <text:span text:style-name="symbol1_5f_cpp">=</text:span> B_FONT_ALL, </text:p>
      <text:p text:style-name="CodeBlock"><text:tab/><text:tab/><text:tab/><text:tab/><text:tab/><text:tab/><text:tab/><text:span text:style-name="keyword3_5f_cpp">const</text:span> rgb_color<text:span text:style-name="symbol2_5f_cpp">*</text:span> inColor <text:span text:style-name="symbol1_5f_cpp">=</text:span> <text:span text:style-name="keyword1_5f_cpp">NULL</text:span><text:span text:style-name="symbol0_5f_cpp">)</text:span><text:span text:style-name="symbol4_5f_cpp">;</text:span> </text:p>
      <text:p text:style-name="CodeBlock"/>
      <text:p text:style-name="CodeBlock"><text:tab/><text:span text:style-name="keyword3_5f_cpp">void</text:span><text:tab/><text:tab/><text:tab/><text:tab/>GetFontAndColor<text:span text:style-name="symbol0_5f_cpp">(</text:span>int32 inOffset,</text:p>
      <text:p text:style-name="CodeBlock"><text:tab/><text:tab/><text:tab/><text:tab/><text:tab/><text:tab/>BFont<text:span text:style-name="symbol2_5f_cpp">*</text:span> outFont, </text:p>
      <text:p text:style-name="CodeBlock"><text:tab/><text:tab/><text:tab/><text:tab/><text:tab/><text:tab/>rgb_color<text:span text:style-name="symbol2_5f_cpp">*</text:span> outColor <text:span text:style-name="symbol1_5f_cpp">=</text:span> <text:span text:style-name="keyword1_5f_cpp">NULL</text:span><text:span text:style-name="symbol0_5f_cpp">)</text:span> <text:span text:style-name="keyword3_5f_cpp">const</text:span><text:span text:style-name="symbol4_5f_cpp">;</text:span> </text:p>
      <text:p text:style-name="CodeBlock"><text:tab/><text:span text:style-name="keyword3_5f_cpp">void</text:span><text:tab/><text:tab/><text:tab/><text:tab/>GetFontAndColor<text:span text:style-name="symbol0_5f_cpp">(</text:span>BFont<text:span text:style-name="symbol2_5f_cpp">*</text:span> outFont, </text:p>
      <text:p text:style-name="CodeBlock"><text:tab/><text:tab/><text:tab/><text:tab/><text:tab/><text:tab/><text:tab/>uint32<text:span text:style-name="symbol2_5f_cpp">*</text:span> sameProperties, </text:p>
      <text:p text:style-name="CodeBlock"><text:tab/><text:tab/><text:tab/><text:tab/><text:tab/><text:tab/><text:tab/>rgb_color<text:span text:style-name="symbol2_5f_cpp">*</text:span> outColor <text:span text:style-name="symbol1_5f_cpp">=</text:span> <text:span text:style-name="keyword1_5f_cpp">NULL</text:span>, </text:p>
      <text:p text:style-name="CodeBlock"><text:tab/><text:tab/><text:tab/><text:tab/><text:tab/><text:tab/><text:tab/><text:span text:style-name="keyword3_5f_cpp">bool</text:span><text:span text:style-name="symbol2_5f_cpp">*</text:span> sameColor <text:span text:style-name="symbol1_5f_cpp">=</text:span> <text:span text:style-name="keyword1_5f_cpp">NULL</text:span><text:span text:style-name="symbol0_5f_cpp">)</text:span> <text:span text:style-name="keyword3_5f_cpp">const</text:span><text:span text:style-name="symbol4_5f_cpp">;</text:span> </text:p>
      <text:p text:style-name="CodeBlock"/>
      <text:p text:style-name="CodeBlock"><text:tab/><text:span text:style-name="keyword3_5f_cpp">void</text:span><text:tab/><text:tab/><text:tab/><text:tab/>FindWord<text:span text:style-name="symbol0_5f_cpp">(</text:span>int32 inOffset,</text:p>
      <text:p text:style-name="CodeBlock"><text:tab/><text:tab/><text:tab/><text:tab/><text:tab/><text:tab/>int32<text:span text:style-name="symbol2_5f_cpp">*</text:span> outFromOffset, </text:p>
      <text:p text:style-name="CodeBlock"><text:tab/><text:tab/><text:tab/><text:tab/><text:tab/><text:tab/>int32<text:span text:style-name="symbol2_5f_cpp">*</text:span> outToOffset<text:span text:style-name="symbol0_5f_cpp">)</text:span><text:span text:style-name="symbol4_5f_cpp">;</text:span> </text:p>
      <text:p text:style-name="CodeBlock"><text:tab/></text:p>
      <text:p text:style-name="CodeBlock"><text:tab/><text:span text:style-name="keyword3_5f_cpp">float</text:span><text:tab/><text:tab/><text:tab/><text:tab/>LineWidth<text:span text:style-name="symbol0_5f_cpp">(</text:span>int32 lineIndex <text:span text:style-name="symbol1_5f_cpp">=</text:span> <text:span text:style-name="number_5f_cpp">0</text:span><text:span text:style-name="symbol0_5f_cpp">)</text:span> <text:span text:style-name="keyword3_5f_cpp">const</text:span><text:span text:style-name="symbol4_5f_cpp">;</text:span> </text:p>
      <text:p text:style-name="CodeBlock"><text:tab/><text:span text:style-name="keyword3_5f_cpp">float</text:span><text:tab/><text:tab/><text:tab/><text:tab/>LineHeight<text:span text:style-name="symbol0_5f_cpp">(</text:span>int32 lineIndex <text:span text:style-name="symbol1_5f_cpp">=</text:span> <text:span text:style-name="number_5f_cpp">0</text:span><text:span text:style-name="symbol0_5f_cpp">)</text:span> <text:span text:style-name="keyword3_5f_cpp">const</text:span><text:span text:style-name="symbol4_5f_cpp">;</text:span> </text:p>
      <text:p text:style-name="CodeBlock"><text:tab/><text:span text:style-name="keyword3_5f_cpp">float</text:span><text:tab/><text:tab/><text:tab/><text:tab/>TextHeight<text:span text:style-name="symbol0_5f_cpp">(</text:span>int32 startLine, </text:p>
      <text:p text:style-name="CodeBlock"><text:tab/><text:tab/><text:tab/><text:tab/><text:tab/><text:tab/><text:tab/>int32 endLine<text:span text:style-name="symbol0_5f_cpp">)</text:span> <text:span text:style-name="keyword3_5f_cpp">const</text:span><text:span text:style-name="symbol4_5f_cpp">;</text:span> </text:p>
      <text:p text:style-name="CodeBlock"><text:tab/></text:p>
      <text:p text:style-name="CodeBlock"><text:tab/><text:span text:style-name="keyword3_5f_cpp">void</text:span><text:tab/><text:tab/><text:tab/><text:tab/>ScrollToOffset<text:span text:style-name="symbol0_5f_cpp">(</text:span>int32 inOffset<text:span text:style-name="symbol0_5f_cpp">)</text:span><text:span text:style-name="symbol4_5f_cpp">;</text:span> </text:p>
      <text:p text:style-name="CodeBlock"><text:tab/><text:span text:style-name="keyword3_5f_cpp">void</text:span><text:tab/><text:tab/><text:tab/><text:tab/>ScrollToSelection<text:span text:style-name="symbol0_5f_cpp">()</text:span><text:span text:style-name="symbol4_5f_cpp">;</text:span> </text:p>
      <text:p text:style-name="CodeBlock"><text:tab/></text:p>
      <text:p text:style-name="CodeBlock"><text:tab/><text:span text:style-name="keyword3_5f_cpp">void</text:span><text:tab/><text:tab/><text:tab/><text:tab/>Highlight<text:span text:style-name="symbol0_5f_cpp">(</text:span>int32 startOffset,</text:p>
      <text:p text:style-name="CodeBlock"><text:tab/><text:tab/><text:tab/><text:tab/><text:tab/><text:tab/>int32 endOffset<text:span text:style-name="symbol0_5f_cpp">)</text:span><text:span text:style-name="symbol4_5f_cpp">;</text:span> </text:p>
      <text:p text:style-name="CodeBlock"/>
      <text:p text:style-name="CodeBlock"><text:tab/><text:span text:style-name="keyword3_5f_cpp">void</text:span><text:tab/><text:tab/><text:tab/><text:tab/>SetTextRect<text:span text:style-name="symbol0_5f_cpp">(</text:span>BRect rect<text:span text:style-name="symbol0_5f_cpp">)</text:span><text:span text:style-name="symbol4_5f_cpp">;</text:span> </text:p>
      <text:p text:style-name="CodeBlock"><text:tab/>BRect<text:tab/><text:tab/><text:tab/><text:tab/>TextRect<text:span text:style-name="symbol0_5f_cpp">()</text:span> <text:span text:style-name="keyword3_5f_cpp">const</text:span><text:span text:style-name="symbol4_5f_cpp">;</text:span> </text:p>
      <text:p text:style-name="CodeBlock"><text:tab/><text:span text:style-name="keyword3_5f_cpp">void</text:span><text:tab/><text:tab/><text:tab/><text:tab/>SetInsets<text:span text:style-name="symbol0_5f_cpp">(</text:span><text:span text:style-name="keyword3_5f_cpp">float</text:span> left, <text:span text:style-name="keyword3_5f_cpp">float</text:span> top, <text:span text:style-name="keyword3_5f_cpp">float</text:span> right, </text:p>
      <text:p text:style-name="CodeBlock"><text:tab/><text:tab/><text:tab/><text:tab/><text:tab/><text:tab/><text:tab/><text:span text:style-name="keyword3_5f_cpp">float</text:span> bottom<text:span text:style-name="symbol0_5f_cpp">)</text:span><text:span text:style-name="symbol4_5f_cpp">;</text:span> </text:p>
      <text:p text:style-name="CodeBlock"><text:tab/><text:span text:style-name="keyword3_5f_cpp">void</text:span><text:tab/><text:tab/><text:tab/><text:tab/>GetInsets<text:span text:style-name="symbol0_5f_cpp">(</text:span><text:span text:style-name="keyword3_5f_cpp">float</text:span><text:span text:style-name="symbol2_5f_cpp">*</text:span> _left, <text:span text:style-name="keyword3_5f_cpp">float</text:span><text:span text:style-name="symbol2_5f_cpp">*</text:span> _top, </text:p>
      <text:p text:style-name="CodeBlock"><text:tab/><text:tab/><text:tab/><text:tab/><text:tab/><text:tab/><text:span text:style-name="keyword3_5f_cpp">float</text:span><text:span text:style-name="symbol2_5f_cpp">*</text:span> _right, <text:span text:style-name="keyword3_5f_cpp">float</text:span><text:span text:style-name="symbol2_5f_cpp">*</text:span> _bottom<text:span text:style-name="symbol0_5f_cpp">)</text:span> <text:span text:style-name="keyword3_5f_cpp">const</text:span><text:span text:style-name="symbol4_5f_cpp">;</text:span> </text:p>
      <text:p text:style-name="CodeBlock"><text:tab/></text:p>
      <text:p text:style-name="CodeBlock"><text:tab/><text:span text:style-name="keyword3_5f_cpp">void</text:span><text:tab/><text:tab/><text:tab/><text:tab/>SetStylable<text:span text:style-name="symbol0_5f_cpp">(</text:span><text:span text:style-name="keyword3_5f_cpp">bool</text:span> stylable<text:span text:style-name="symbol0_5f_cpp">)</text:span><text:span text:style-name="symbol4_5f_cpp">;</text:span> </text:p>
      <text:p text:style-name="CodeBlock"><text:tab/><text:span text:style-name="keyword3_5f_cpp">bool</text:span><text:tab/><text:tab/><text:tab/><text:tab/>IsStylable<text:span text:style-name="symbol0_5f_cpp">()</text:span> <text:span text:style-name="keyword3_5f_cpp">const</text:span><text:span text:style-name="symbol4_5f_cpp">;</text:span> </text:p>
      <text:p text:style-name="CodeBlock"><text:tab/></text:p>
      <text:p text:style-name="CodeBlock"><text:tab/><text:span text:style-name="keyword3_5f_cpp">void</text:span><text:tab/><text:tab/><text:tab/><text:tab/>SetTabWidth<text:span text:style-name="symbol0_5f_cpp">(</text:span><text:span text:style-name="keyword3_5f_cpp">float</text:span> width<text:span text:style-name="symbol0_5f_cpp">)</text:span><text:span text:style-name="symbol4_5f_cpp">;</text:span> </text:p>
      <text:p text:style-name="CodeBlock"><text:tab/><text:span text:style-name="keyword3_5f_cpp">float</text:span><text:tab/><text:tab/><text:tab/><text:tab/>TabWidth<text:span text:style-name="symbol0_5f_cpp">()</text:span> <text:span text:style-name="keyword3_5f_cpp">const</text:span><text:span text:style-name="symbol4_5f_cpp">;</text:span> </text:p>
      <text:p text:style-name="CodeBlock"><text:soft-page-break/><text:tab/></text:p>
      <text:p text:style-name="CodeBlock"><text:tab/><text:span text:style-name="keyword3_5f_cpp">void</text:span><text:tab/><text:tab/><text:tab/><text:tab/>SetWordWrap<text:span text:style-name="symbol0_5f_cpp">(</text:span><text:span text:style-name="keyword3_5f_cpp">bool</text:span> wrap<text:span text:style-name="symbol0_5f_cpp">)</text:span><text:span text:style-name="symbol4_5f_cpp">;</text:span> </text:p>
      <text:p text:style-name="CodeBlock"><text:tab/><text:span text:style-name="keyword3_5f_cpp">bool</text:span><text:tab/><text:tab/><text:tab/><text:tab/>DoesWordWrap<text:span text:style-name="symbol0_5f_cpp">()</text:span> <text:span text:style-name="keyword3_5f_cpp">const</text:span><text:span text:style-name="symbol4_5f_cpp">;</text:span> </text:p>
      <text:p text:style-name="CodeBlock"><text:tab/></text:p>
      <text:p text:style-name="CodeBlock"><text:tab/><text:span text:style-name="keyword3_5f_cpp">void</text:span><text:tab/><text:tab/><text:tab/><text:tab/>SetMaxBytes<text:span text:style-name="symbol0_5f_cpp">(</text:span>int32 max<text:span text:style-name="symbol0_5f_cpp">)</text:span><text:span text:style-name="symbol4_5f_cpp">;</text:span> </text:p>
      <text:p text:style-name="CodeBlock"><text:tab/>int32<text:tab/><text:tab/><text:tab/><text:tab/>MaxBytes<text:span text:style-name="symbol0_5f_cpp">()</text:span> <text:span text:style-name="keyword3_5f_cpp">const</text:span><text:span text:style-name="symbol4_5f_cpp">;</text:span> </text:p>
      <text:p text:style-name="CodeBlock"><text:tab/></text:p>
      <text:p text:style-name="CodeBlock"><text:tab/><text:span text:style-name="keyword3_5f_cpp">void</text:span><text:tab/><text:tab/><text:tab/><text:tab/>DisallowChar<text:span text:style-name="symbol0_5f_cpp">(</text:span>uint32 aChar<text:span text:style-name="symbol0_5f_cpp">)</text:span><text:span text:style-name="symbol4_5f_cpp">;</text:span> </text:p>
      <text:p text:style-name="CodeBlock"><text:tab/><text:span text:style-name="keyword3_5f_cpp">void</text:span><text:tab/><text:tab/><text:tab/><text:tab/>AllowChar<text:span text:style-name="symbol0_5f_cpp">(</text:span>uint32 aChar<text:span text:style-name="symbol0_5f_cpp">)</text:span><text:span text:style-name="symbol4_5f_cpp">;</text:span> </text:p>
      <text:p text:style-name="CodeBlock"><text:tab/></text:p>
      <text:p text:style-name="CodeBlock"><text:tab/><text:span text:style-name="keyword3_5f_cpp">void</text:span><text:tab/><text:tab/><text:tab/><text:tab/>SetAlignment<text:span text:style-name="symbol0_5f_cpp">(</text:span>alignment flag<text:span text:style-name="symbol0_5f_cpp">)</text:span><text:span text:style-name="symbol4_5f_cpp">;</text:span> </text:p>
      <text:p text:style-name="CodeBlock"><text:tab/>alignment<text:tab/><text:tab/><text:tab/>Alignment<text:span text:style-name="symbol0_5f_cpp">()</text:span> <text:span text:style-name="keyword3_5f_cpp">const</text:span><text:span text:style-name="symbol4_5f_cpp">;</text:span> </text:p>
      <text:p text:style-name="CodeBlock"><text:tab/></text:p>
      <text:p text:style-name="CodeBlock"><text:tab/><text:span text:style-name="keyword3_5f_cpp">void</text:span><text:tab/><text:tab/><text:tab/><text:tab/>SetAutoindent<text:span text:style-name="symbol0_5f_cpp">(</text:span><text:span text:style-name="keyword3_5f_cpp">bool</text:span> state<text:span text:style-name="symbol0_5f_cpp">)</text:span><text:span text:style-name="symbol4_5f_cpp">;</text:span> </text:p>
      <text:p text:style-name="CodeBlock"><text:tab/><text:span text:style-name="keyword3_5f_cpp">bool</text:span><text:tab/><text:tab/><text:tab/><text:tab/>DoesAutoindent<text:span text:style-name="symbol0_5f_cpp">()</text:span> <text:span text:style-name="keyword3_5f_cpp">const</text:span><text:span text:style-name="symbol4_5f_cpp">;</text:span> </text:p>
      <text:p text:style-name="CodeBlock"><text:tab/></text:p>
      <text:p text:style-name="CodeBlock"><text:tab/><text:span text:style-name="keyword3_5f_cpp">void</text:span><text:tab/><text:tab/><text:tab/><text:tab/>SetColorSpace<text:span text:style-name="symbol0_5f_cpp">(</text:span>color_space colors<text:span text:style-name="symbol0_5f_cpp">)</text:span><text:span text:style-name="symbol4_5f_cpp">;</text:span> </text:p>
      <text:p text:style-name="CodeBlock"><text:tab/>color_space<text:tab/><text:tab/><text:tab/>ColorSpace<text:span text:style-name="symbol0_5f_cpp">()</text:span> <text:span text:style-name="keyword3_5f_cpp">const</text:span><text:span text:style-name="symbol4_5f_cpp">;</text:span> </text:p>
      <text:p text:style-name="CodeBlock"><text:tab/></text:p>
      <text:p text:style-name="CodeBlock"><text:tab/><text:span text:style-name="keyword3_5f_cpp">void</text:span><text:tab/><text:tab/><text:tab/><text:tab/>MakeResizable<text:span text:style-name="symbol0_5f_cpp">(</text:span><text:span text:style-name="keyword3_5f_cpp">bool</text:span> resize, </text:p>
      <text:p text:style-name="CodeBlock"><text:tab/><text:tab/><text:tab/><text:tab/><text:tab/><text:tab/><text:tab/>BView<text:span text:style-name="symbol2_5f_cpp">*</text:span> resizeView <text:span text:style-name="symbol1_5f_cpp">=</text:span> <text:span text:style-name="keyword1_5f_cpp">NULL</text:span><text:span text:style-name="symbol0_5f_cpp">)</text:span><text:span text:style-name="symbol4_5f_cpp">;</text:span> </text:p>
      <text:p text:style-name="CodeBlock"><text:tab/><text:span text:style-name="keyword3_5f_cpp">bool</text:span><text:tab/><text:tab/><text:tab/><text:tab/>IsResizable<text:span text:style-name="symbol0_5f_cpp">()</text:span> <text:span text:style-name="keyword3_5f_cpp">const</text:span><text:span text:style-name="symbol4_5f_cpp">;</text:span> </text:p>
      <text:p text:style-name="CodeBlock"><text:tab/></text:p>
      <text:p text:style-name="CodeBlock"><text:tab/><text:span text:style-name="keyword3_5f_cpp">void</text:span><text:tab/><text:tab/><text:tab/><text:tab/>SetDoesUndo<text:span text:style-name="symbol0_5f_cpp">(</text:span><text:span text:style-name="keyword3_5f_cpp">bool</text:span> undo<text:span text:style-name="symbol0_5f_cpp">)</text:span><text:span text:style-name="symbol4_5f_cpp">;</text:span> </text:p>
      <text:p text:style-name="CodeBlock"><text:tab/><text:span text:style-name="keyword3_5f_cpp">bool</text:span><text:tab/><text:tab/><text:tab/><text:tab/>DoesUndo<text:span text:style-name="symbol0_5f_cpp">()</text:span> <text:span text:style-name="keyword3_5f_cpp">const</text:span><text:span text:style-name="symbol4_5f_cpp">;</text:span> </text:p>
      <text:p text:style-name="CodeBlock"><text:tab/></text:p>
      <text:p text:style-name="CodeBlock"><text:tab/><text:span text:style-name="keyword3_5f_cpp">void</text:span><text:tab/><text:tab/><text:tab/><text:tab/>HideTyping<text:span text:style-name="symbol0_5f_cpp">(</text:span><text:span text:style-name="keyword3_5f_cpp">bool</text:span> enabled<text:span text:style-name="symbol0_5f_cpp">)</text:span><text:span text:style-name="symbol4_5f_cpp">;</text:span> </text:p>
      <text:p text:style-name="CodeBlock"><text:tab/><text:span text:style-name="keyword3_5f_cpp">bool</text:span><text:tab/><text:tab/><text:tab/><text:tab/>IsTypingHidden<text:span text:style-name="symbol0_5f_cpp">()</text:span> <text:span text:style-name="keyword3_5f_cpp">const</text:span><text:span text:style-name="symbol4_5f_cpp">;</text:span> </text:p>
      <text:p text:style-name="CodeBlock"><text:tab/></text:p>
      <text:p text:style-name="CodeBlock"><text:tab/><text:span text:style-name="keyword3_5f_cpp">void</text:span><text:tab/><text:tab/><text:tab/><text:tab/>Undo<text:span text:style-name="symbol0_5f_cpp">(</text:span>BClipboard<text:span text:style-name="symbol2_5f_cpp">*</text:span> clipboard<text:span text:style-name="symbol0_5f_cpp">)</text:span><text:span text:style-name="symbol4_5f_cpp">;</text:span> </text:p>
      <text:p text:style-name="CodeBlock"><text:tab/>undo_state<text:tab/><text:tab/><text:tab/>UndoState<text:span text:style-name="symbol0_5f_cpp">(</text:span><text:span text:style-name="keyword3_5f_cpp">bool</text:span><text:span text:style-name="symbol2_5f_cpp">*</text:span> isRedo<text:span text:style-name="symbol0_5f_cpp">)</text:span> <text:span text:style-name="keyword3_5f_cpp">const</text:span><text:span text:style-name="symbol4_5f_cpp">;</text:span> </text:p>
      <text:p text:style-name="CodeBlock"/>
      <text:p text:style-name="CodeBlock"><text:span text:style-name="symbol0_5f_cpp">}</text:span><text:span text:style-name="symbol4_5f_cpp">;</text:span></text:p>
      <text:p text:style-name="Standard"/>
      <text:p text:style-name="Text_20_body">Some rather interesting possibilities open up to us just by looking at these methods. We can offer Undo and options to wrap or not wrap text to the window. The width of the space occupied by tab stops can be changed, giving us a little control. It might be possible to use the text rectangle features as something of a page margin setting. Font color and styles can be set, and we should not forget that there are many more effects for fonts than what are listed here, such as underlining, bold and italic styles, outlining, and more. Clipboard operations can be performed. There is also some basic alignment support, although this is not nearly as flexible as in regular word processors.</text:p>
      <text:p text:style-name="Text_20_body">Despite all of the possibilities, let's start simple. As long as we try to follow the basic workflow conventions of word processors in general, it's much easier to start somewhere and build from there than try to figure out exactly how everything will fit in ahead of time.</text:p>
      <text:p text:style-name="Standard">For our initial effort on this word processor, we will aim just beyond concepts we already know: a window with a text editor inside it which can save and load text. Create a new project in Paladin using the <text:span text:style-name="T1">Main Window with Menu</text:span> template. Change the application signature in App.cpp to <text:span text:style-name="Code">"application/x-vnd.dw-QuickEdit"</text:span> – substituting your own initials for that of the author's – and save your changes. You'll also need to go into Change System Libraries in the Project menu and add the libraries libtracker.so and libtranslation.so. App.h and App.cpp should look like this:</text:p>
      <text:h text:style-name="Heading_20_3" text:outline-level="3"><text:soft-page-break/>App.h</text:h>
      <text:p text:style-name="CodeBlock"><text:span text:style-name="comment1_5f_cpp">#ifndef APP_H </text:span></text:p>
      <text:p text:style-name="CodeBlock"><text:span text:style-name="comment1_5f_cpp">#define APP_H </text:span></text:p>
      <text:p text:style-name="CodeBlock"><text:s/></text:p>
      <text:p text:style-name="CodeBlock"><text:span text:style-name="comment1_5f_cpp">#include &lt;Application.h&gt; </text:span></text:p>
      <text:p text:style-name="CodeBlock"/>
      <text:p text:style-name="CodeBlock"><text:span text:style-name="keyword1_5f_cpp">class</text:span> App <text:span text:style-name="symbol4_5f_cpp">:</text:span> <text:span text:style-name="keyword1_5f_cpp">public</text:span> BApplication </text:p>
      <text:p text:style-name="CodeBlock"><text:span text:style-name="symbol0_5f_cpp">{</text:span> </text:p>
      <text:p text:style-name="CodeBlock"><text:span text:style-name="keyword1_5f_cpp">public</text:span><text:span text:style-name="symbol4_5f_cpp">:</text:span> </text:p>
      <text:p text:style-name="CodeBlock"><text:tab/>App<text:span text:style-name="symbol0_5f_cpp">(</text:span><text:span text:style-name="keyword3_5f_cpp">void</text:span><text:span text:style-name="symbol0_5f_cpp">)</text:span><text:span text:style-name="symbol4_5f_cpp">;</text:span> </text:p>
      <text:p text:style-name="CodeBlock"><text:span text:style-name="symbol0_5f_cpp">}</text:span><text:span text:style-name="symbol4_5f_cpp">;</text:span> </text:p>
      <text:p text:style-name="CodeBlock"/>
      <text:p text:style-name="CodeBlock"><text:span text:style-name="comment1_5f_cpp">#endif</text:span></text:p>
      <text:p text:style-name="CodeBlock"/>
      <text:h text:style-name="Heading_20_3" text:outline-level="3">App.cpp</text:h>
      <text:p text:style-name="CodeBlock"><text:span text:style-name="comment1_5f_cpp">#include "App.h" </text:span></text:p>
      <text:p text:style-name="CodeBlock"><text:span text:style-name="comment1_5f_cpp">#include "MainWindow.h" </text:span></text:p>
      <text:p text:style-name="CodeBlock"/>
      <text:p text:style-name="CodeBlock">App<text:span text:style-name="symbol4_5f_cpp">::</text:span><text:span text:style-name="member1_5f_cpp">App</text:span><text:span text:style-name="symbol0_5f_cpp">(</text:span><text:span text:style-name="keyword3_5f_cpp">void</text:span><text:span text:style-name="symbol0_5f_cpp">)</text:span> </text:p>
      <text:p text:style-name="CodeBlock"><text:tab/><text:span text:style-name="symbol4_5f_cpp">:</text:span><text:tab/>BApplication<text:span text:style-name="symbol0_5f_cpp">(</text:span><text:span text:style-name="string_5f_cpp">"application/x-vnd.dw-QuickEdit"</text:span><text:span text:style-name="symbol0_5f_cpp">)</text:span> </text:p>
      <text:p text:style-name="CodeBlock"><text:span text:style-name="symbol0_5f_cpp">{</text:span> </text:p>
      <text:p text:style-name="CodeBlock"><text:tab/>MainWindow <text:span text:style-name="symbol2_5f_cpp">*</text:span>mainwin <text:span text:style-name="symbol1_5f_cpp">=</text:span> <text:span text:style-name="keyword2_5f_cpp">new</text:span> MainWindow<text:span text:style-name="symbol0_5f_cpp">()</text:span><text:span text:style-name="symbol4_5f_cpp">;</text:span> </text:p>
      <text:p text:style-name="CodeBlock"><text:tab/>mainwin<text:span text:style-name="symbol2_5f_cpp">-</text:span><text:span text:style-name="symbol1_5f_cpp">&gt;</text:span>Show<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App <text:span text:style-name="symbol2_5f_cpp">*</text:span>app <text:span text:style-name="symbol1_5f_cpp">=</text:span> <text:span text:style-name="keyword2_5f_cpp">new</text:span> App<text:span text:style-name="symbol0_5f_cpp">()</text:span><text:span text:style-name="symbol4_5f_cpp">;</text:span> </text:p>
      <text:p text:style-name="CodeBlock"><text:tab/>app<text:span text:style-name="symbol2_5f_cpp">-</text:span><text:span text:style-name="symbol1_5f_cpp">&gt;</text:span>Run<text:span text:style-name="symbol0_5f_cpp">()</text:span><text:span text:style-name="symbol4_5f_cpp">;</text:span> </text:p>
      <text:p text:style-name="CodeBlock"><text:tab/><text:span text:style-name="keyword2_5f_cpp">delete</text:span> app<text:span text:style-name="symbol4_5f_cpp">;</text:span> </text:p>
      <text:p text:style-name="CodeBlock"><text:tab/><text:span text:style-name="keyword0_5f_cpp">return</text:span> <text:span text:style-name="number_5f_cpp">0</text:span><text:span text:style-name="symbol4_5f_cpp">;</text:span> </text:p>
      <text:p text:style-name="CodeBlock"><text:span text:style-name="symbol0_5f_cpp">}</text:span></text:p>
      <text:p text:style-name="Standard"/>
      <text:p text:style-name="Standard">None of this is particularly exciting or special so far. All of the interesting stuff goes in MainWindow.h and MainWindow.cpp.</text:p>
      <text:h text:style-name="Heading_20_3" text:outline-level="3">MainWindow.h</text:h>
      <text:p text:style-name="CodeBlock"><text:span text:style-name="comment1_5f_cpp">#ifndef MAINWINDOW_H </text:span></text:p>
      <text:p text:style-name="CodeBlock"><text:span text:style-name="comment1_5f_cpp">#define MAINWINDOW_H </text:span></text:p>
      <text:p text:style-name="CodeBlock"/>
      <text:p text:style-name="CodeBlock"><text:span text:style-name="comment1_5f_cpp">#include &lt;Window.h&gt; </text:span></text:p>
      <text:p text:style-name="CodeBlock"/>
      <text:p text:style-name="CodeBlock"><text:span text:style-name="comment1_5f_cpp">#include &lt;Entry.h&gt; </text:span></text:p>
      <text:p text:style-name="CodeBlock"><text:span text:style-name="comment1_5f_cpp">#include &lt;FilePanel.h&gt; </text:span></text:p>
      <text:p text:style-name="CodeBlock"><text:span text:style-name="comment1_5f_cpp">#include &lt;MenuBar.h&gt; </text:span></text:p>
      <text:p text:style-name="CodeBlock"><text:span text:style-name="comment1_5f_cpp">#include &lt;String.h&gt; </text:span></text:p>
      <text:p text:style-name="CodeBlock"><text:span text:style-name="comment1_5f_cpp">#include &lt;TextView.h&gt; </text:span></text:p>
      <text:p text:style-name="CodeBlock"/>
      <text:p text:style-name="CodeBlock"><text:span text:style-name="keyword1_5f_cpp">class</text:span> MainWindow <text:span text:style-name="symbol4_5f_cpp">:</text:span> <text:span text:style-name="keyword1_5f_cpp">public</text:span> BWindow </text:p>
      <text:p text:style-name="CodeBlock"><text:span text:style-name="symbol0_5f_cpp">{</text:span> </text:p>
      <text:p text:style-name="CodeBlock"><text:span text:style-name="keyword1_5f_cpp">public</text:span><text:span text:style-name="symbol4_5f_cpp">:</text:span> </text:p>
      <text:p text:style-name="CodeBlock"><text:tab/><text:tab/><text:tab/><text:tab/><text:tab/>MainWindow<text:span text:style-name="symbol0_5f_cpp">(</text:span><text:span text:style-name="keyword3_5f_cpp">void</text:span><text:span text:style-name="symbol0_5f_cpp">)</text:span><text:span text:style-name="symbol4_5f_cpp">;</text:span> </text:p>
      <text:p text:style-name="CodeBlock"><text:tab/><text:tab/><text:tab/><text:tab/><text:tab/>~MainWindow<text:span text:style-name="symbol0_5f_cpp">(</text:span><text:span text:style-name="keyword3_5f_cpp">void</text:span><text:span text:style-name="symbol0_5f_cpp">)</text:span><text:span text:style-name="symbol4_5f_cpp">;</text:span> </text:p>
      <text:p text:style-name="CodeBlock"><text:soft-page-break/><text:tab/><text:tab/><text:tab/> </text:p>
      <text:p text:style-name="CodeBlock"><text:tab/><text:tab/><text:tab/><text:span text:style-name="keyword3_5f_cpp">void</text:span><text:tab/><text:tab/>MessageReceived<text:span text:style-name="symbol0_5f_cpp">(</text:span>BMessage <text:span text:style-name="symbol2_5f_cpp">*</text:span>msg<text:span text:style-name="symbol0_5f_cpp">)</text:span><text:span text:style-name="symbol4_5f_cpp">;</text:span> </text:p>
      <text:p text:style-name="CodeBlock"><text:tab/><text:tab/><text:tab/><text:span text:style-name="keyword3_5f_cpp">bool</text:span><text:tab/><text:tab/>QuitRequested<text:span text:style-name="symbol0_5f_cpp">(</text:span><text:span text:style-name="keyword3_5f_cpp">void</text:span><text:span text:style-name="symbol0_5f_cpp">)</text:span><text:span text:style-name="symbol4_5f_cpp">;</text:span> </text:p>
      <text:p text:style-name="CodeBlock"><text:tab/><text:tab/><text:tab/> </text:p>
      <text:p text:style-name="CodeBlock"><text:tab/><text:tab/><text:tab/><text:span text:style-name="keyword3_5f_cpp">void</text:span><text:tab/><text:tab/>OpenFile<text:span text:style-name="symbol0_5f_cpp">(</text:span><text:span text:style-name="keyword3_5f_cpp">const</text:span> entry_ref <text:span text:style-name="symbol3_5f_cpp">&amp;</text:span>ref<text:span text:style-name="symbol0_5f_cpp">)</text:span><text:span text:style-name="symbol4_5f_cpp">;</text:span> </text:p>
      <text:p text:style-name="CodeBlock"><text:tab/><text:tab/><text:tab/><text:span text:style-name="keyword3_5f_cpp">void</text:span><text:tab/><text:tab/>SaveFile<text:span text:style-name="symbol0_5f_cpp">(</text:span><text:span text:style-name="keyword3_5f_cpp">const</text:span> <text:span text:style-name="keyword3_5f_cpp">char</text:span> <text:span text:style-name="symbol2_5f_cpp">*</text:span>path<text:span text:style-name="symbol0_5f_cpp">)</text:span><text:span text:style-name="symbol4_5f_cpp">;</text:span> </text:p>
      <text:p text:style-name="CodeBlock"><text:tab/><text:tab/><text:tab/><text:span text:style-name="keyword3_5f_cpp">void</text:span><text:tab/><text:tab/>FrameResized<text:span text:style-name="symbol0_5f_cpp">(</text:span><text:span text:style-name="keyword3_5f_cpp">float</text:span> w, <text:span text:style-name="keyword3_5f_cpp">float</text:span> h<text:span text:style-name="symbol0_5f_cpp">)</text:span><text:span text:style-name="symbol4_5f_cpp">;</text:span> </text:p>
      <text:p text:style-name="CodeBlock"><text:span text:style-name="keyword1_5f_cpp">private</text:span><text:span text:style-name="symbol4_5f_cpp">:</text:span> </text:p>
      <text:p text:style-name="CodeBlock"><text:tab/><text:tab/><text:tab/><text:span text:style-name="keyword3_5f_cpp">void</text:span><text:tab/><text:tab/>UpdateTextRect<text:span text:style-name="symbol0_5f_cpp">(</text:span><text:span text:style-name="keyword3_5f_cpp">void</text:span><text:span text:style-name="symbol0_5f_cpp">)</text:span><text:span text:style-name="symbol4_5f_cpp">;</text:span> </text:p>
      <text:p text:style-name="CodeBlock"><text:tab/><text:tab/><text:tab/> </text:p>
      <text:p text:style-name="CodeBlock"><text:tab/><text:tab/><text:tab/>BMenuBar<text:tab/><text:span text:style-name="symbol2_5f_cpp">*</text:span>fMenuBar<text:span text:style-name="symbol4_5f_cpp">;</text:span> </text:p>
      <text:p text:style-name="CodeBlock"><text:tab/><text:tab/><text:tab/>BTextView<text:tab/><text:span text:style-name="symbol2_5f_cpp">*</text:span>fTextView<text:span text:style-name="symbol4_5f_cpp">;</text:span> </text:p>
      <text:p text:style-name="CodeBlock"><text:tab/><text:tab/><text:tab/>BFilePanel<text:tab/><text:span text:style-name="symbol2_5f_cpp">*</text:span>fOpenPanel, </text:p>
      <text:p text:style-name="CodeBlock"><text:tab/><text:tab/><text:tab/><text:tab/><text:tab/><text:span text:style-name="symbol2_5f_cpp">*</text:span>fSavePanel<text:span text:style-name="symbol4_5f_cpp">;</text:span> </text:p>
      <text:p text:style-name="CodeBlock"><text:tab/><text:tab/><text:tab/> </text:p>
      <text:p text:style-name="CodeBlock"><text:tab/><text:tab/><text:tab/>BString<text:tab/>fFilePath<text:span text:style-name="symbol4_5f_cpp">;</text:span> </text:p>
      <text:p text:style-name="CodeBlock"><text:span text:style-name="symbol0_5f_cpp">}</text:span><text:span text:style-name="symbol4_5f_cpp">;</text:span> </text:p>
      <text:p text:style-name="CodeBlock"/>
      <text:p text:style-name="CodeBlock"><text:span text:style-name="comment1_5f_cpp">#endif</text:span></text:p>
      <text:p text:style-name="Standard"/>
      <text:p text:style-name="Standard">New in this header file are the header files for the BFilePanel class, which we will use for loading and saving files, and the BTextView class which will provide all of the text editing services that we will need.</text:p>
      <text:h text:style-name="Heading_20_3" text:outline-level="3">MainWindow.cpp</text:h>
      <text:p text:style-name="CodeBlock"><text:span text:style-name="comment1_5f_cpp">#include "MainWindow.h" </text:span></text:p>
      <text:p text:style-name="CodeBlock"/>
      <text:p text:style-name="CodeBlock"><text:span text:style-name="comment1_5f_cpp">#include &lt;Alert.h&gt; </text:span></text:p>
      <text:p text:style-name="CodeBlock"><text:span text:style-name="comment1_5f_cpp">#include &lt;Application.h&gt; </text:span></text:p>
      <text:p text:style-name="CodeBlock"><text:span text:style-name="comment1_5f_cpp">#include &lt;Directory.h&gt; </text:span></text:p>
      <text:p text:style-name="CodeBlock"><text:span text:style-name="comment1_5f_cpp">#include &lt;File.h&gt; </text:span></text:p>
      <text:p text:style-name="CodeBlock"><text:span text:style-name="comment1_5f_cpp">#include &lt;Menu.h&gt; </text:span></text:p>
      <text:p text:style-name="CodeBlock"><text:span text:style-name="comment1_5f_cpp">#include &lt;MenuItem.h&gt; </text:span></text:p>
      <text:p text:style-name="CodeBlock"><text:span text:style-name="comment1_5f_cpp">#include &lt;Messenger.h&gt; </text:span></text:p>
      <text:p text:style-name="CodeBlock"><text:span text:style-name="comment1_5f_cpp">#include &lt;NodeInfo.h&gt; </text:span></text:p>
      <text:p text:style-name="CodeBlock"><text:span text:style-name="comment1_5f_cpp">#include &lt;Path.h&gt; </text:span></text:p>
      <text:p text:style-name="CodeBlock"><text:span text:style-name="comment1_5f_cpp">#include &lt;ScrollView.h&gt; </text:span></text:p>
      <text:p text:style-name="CodeBlock"><text:span text:style-name="comment1_5f_cpp">#include &lt;String.h&gt; </text:span></text:p>
      <text:p text:style-name="CodeBlock"><text:span text:style-name="comment1_5f_cpp">#include &lt;TranslationUtils.h&gt; </text:span></text:p>
      <text:p text:style-name="CodeBlock"/>
      <text:p text:style-name="CodeBlock"><text:span text:style-name="keyword1_5f_cpp">enum</text:span> </text:p>
      <text:p text:style-name="CodeBlock"><text:span text:style-name="symbol0_5f_cpp">{</text:span> </text:p>
      <text:p text:style-name="CodeBlock"><text:tab/>M_FILE_NEW <text:span text:style-name="symbol1_5f_cpp">=</text:span> <text:span text:style-name="string_5f_cpp">'flnw'</text:span>, </text:p>
      <text:p text:style-name="CodeBlock"><text:tab/>M_SHOW_OPEN <text:span text:style-name="symbol1_5f_cpp">=</text:span> <text:span text:style-name="string_5f_cpp">'shop'</text:span>, </text:p>
      <text:p text:style-name="CodeBlock"><text:tab/>M_SAVE <text:span text:style-name="symbol1_5f_cpp">=</text:span> <text:span text:style-name="string_5f_cpp">'save'</text:span>, </text:p>
      <text:p text:style-name="CodeBlock"><text:tab/>M_SAVE_AS <text:span text:style-name="symbol1_5f_cpp">=</text:span> <text:span text:style-name="string_5f_cpp">'svas'</text:span>, </text:p>
      <text:p text:style-name="CodeBlock"><text:tab/>M_PRINT_SETUP <text:span text:style-name="symbol1_5f_cpp">=</text:span> <text:span text:style-name="string_5f_cpp">'ptcf'</text:span>, </text:p>
      <text:p text:style-name="CodeBlock"><text:tab/>M_PRINT <text:span text:style-name="symbol1_5f_cpp">=</text:span> <text:span text:style-name="string_5f_cpp">'prin'</text:span> </text:p>
      <text:p text:style-name="CodeBlock"><text:span text:style-name="symbol0_5f_cpp">}</text:span><text:span text:style-name="symbol4_5f_cpp">;</text:span> </text:p>
      <text:p text:style-name="CodeBlock"/>
      <text:p text:style-name="CodeBlock">MainWindow<text:span text:style-name="symbol4_5f_cpp">::</text:span><text:span text:style-name="member1_5f_cpp">MainWindow</text:span><text:span text:style-name="symbol0_5f_cpp">(</text:span><text:span text:style-name="keyword3_5f_cpp">void</text:span><text:span text:style-name="symbol0_5f_cpp">)</text:span> </text:p>
      <text:p text:style-name="CodeBlock"><text:tab/><text:span text:style-name="symbol4_5f_cpp">:</text:span><text:tab/>BWindow<text:span text:style-name="symbol0_5f_cpp">(</text:span>BRect<text:span text:style-name="symbol0_5f_cpp">(</text:span><text:span text:style-name="number_5f_cpp">100</text:span>,<text:span text:style-name="number_5f_cpp">100</text:span>,<text:span text:style-name="number_5f_cpp">500</text:span>,<text:span text:style-name="number_5f_cpp">400</text:span><text:span text:style-name="symbol0_5f_cpp">)</text:span>, <text:span text:style-name="string_5f_cpp">"QuickEdit"</text:span>, B_TITLED_WINDOW,</text:p>
      <text:p text:style-name="CodeBlock"><text:tab/><text:tab/><text:tab/>B_ASYNCHRONOUS_CONTROLS<text:span text:style-name="symbol0_5f_cpp">)</text:span> </text:p>
      <text:p text:style-name="CodeBlock"><text:span text:style-name="symbol0_5f_cpp">{</text:span> </text:p>
      <text:p text:style-name="CodeBlock"><text:tab/><text:span text:style-name="comment0_5f_cpp">// We will first start with creating the menu bar and populating the</text:span></text:p>
      <text:p text:style-name="CodeBlock"><text:tab/><text:span text:style-name="comment0_5f_cpp">// menu with commands that we will be implementing. </text:span></text:p>
      <text:p text:style-name="CodeBlock"><text:tab/>BRect r<text:span text:style-name="symbol0_5f_cpp">(</text:span>Bounds<text:span text:style-name="symbol0_5f_cpp">())</text:span><text:span text:style-name="symbol4_5f_cpp">;</text:span> </text:p>
      <text:p text:style-name="CodeBlock"><text:tab/>r.<text:span text:style-name="member0_5f_cpp">bottom</text:span> <text:span text:style-name="symbol1_5f_cpp">=</text:span> <text:span text:style-name="number_5f_cpp">20</text:span><text:span text:style-name="symbol4_5f_cpp">;</text:span> </text:p>
      <text:p text:style-name="CodeBlock"><text:soft-page-break/><text:tab/>fMenuBar <text:span text:style-name="symbol1_5f_cpp">=</text:span> <text:span text:style-name="keyword2_5f_cpp">new</text:span> BMenuBar<text:span text:style-name="symbol0_5f_cpp">(</text:span>r,<text:span text:style-name="string_5f_cpp">"menubar"</text:span><text:span text:style-name="symbol0_5f_cpp">)</text:span><text:span text:style-name="symbol4_5f_cpp">;</text:span> </text:p>
      <text:p text:style-name="CodeBlock"><text:tab/>AddChild<text:span text:style-name="symbol0_5f_cpp">(</text:span>fMenuBar<text:span text:style-name="symbol0_5f_cpp">)</text:span><text:span text:style-name="symbol4_5f_cpp">;</text:span> </text:p>
      <text:p text:style-name="CodeBlock"><text:tab/> </text:p>
      <text:p text:style-name="CodeBlock"><text:tab/>BMenu <text:span text:style-name="symbol2_5f_cpp">*</text:span>menu <text:span text:style-name="symbol1_5f_cpp">=</text:span> <text:span text:style-name="keyword2_5f_cpp">new</text:span> BMenu<text:span text:style-name="symbol0_5f_cpp">(</text:span><text:span text:style-name="string_5f_cpp">"File"</text:span><text:span text:style-name="symbol0_5f_cpp">)</text:span><text:span text:style-name="symbol4_5f_cpp">;</text:span> </text:p>
      <text:p text:style-name="CodeBlock"><text:tab/>fMenuBar<text:span text:style-name="symbol2_5f_cpp">-</text:span><text:span text:style-name="symbol1_5f_cpp">&gt;</text:span>AddItem<text:span text:style-name="symbol0_5f_cpp">(</text:span>menu<text:span text:style-name="symbol0_5f_cpp">)</text:span><text:span text:style-name="symbol4_5f_cpp">;</text:span> </text:p>
      <text:p text:style-name="CodeBlock"><text:tab/> </text:p>
      <text:p text:style-name="CodeBlock"><text:tab/><text:span text:style-name="comment0_5f_cpp">// This is a shorthand way of adding new items to a menu. Note that</text:span></text:p>
      <text:p text:style-name="CodeBlock"><text:tab/><text:span text:style-name="comment0_5f_cpp">// the key accelerators are standards for Haiku: </text:span></text:p>
      <text:p text:style-name="CodeBlock"><text:tab/><text:span text:style-name="comment0_5f_cpp">//<text:tab/><text:tab/>Alt + N =&gt; New file </text:span></text:p>
      <text:p text:style-name="CodeBlock"><text:tab/><text:span text:style-name="comment0_5f_cpp">//<text:tab/><text:tab/>Alt + O =&gt; Open file </text:span></text:p>
      <text:p text:style-name="CodeBlock"><text:tab/><text:span text:style-name="comment0_5f_cpp">//<text:tab/><text:tab/>Alt + S =&gt; Save file </text:span></text:p>
      <text:p text:style-name="CodeBlock"><text:tab/><text:span text:style-name="comment0_5f_cpp">//<text:tab/><text:tab/>Alt + Shift + S =&gt; Save As</text:span></text:p>
      <text:p text:style-name="CodeBlock"><text:span text:style-name="comment0_5f_cpp"/></text:p>
      <text:p text:style-name="CodeBlock"><text:span text:style-name="comment0_5f_cpp"><text:tab/>// It is also worth noting that key accelerators are normally paired</text:span></text:p>
      <text:p text:style-name="CodeBlock"><text:span text:style-name="comment0_5f_cpp"><text:tab/>// with the Alt key, but it is also possible for Control to be</text:span></text:p>
      <text:p text:style-name="CodeBlock"><text:span text:style-name="comment0_5f_cpp"><text:tab/>// the command key just as it is used in Windows and Linux.</text:span></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New"</text:span>, <text:span text:style-name="keyword2_5f_cpp">new</text:span> BMessage<text:span text:style-name="symbol0_5f_cpp">(</text:span>M_FILE_NEW<text:span text:style-name="symbol0_5f_cpp">)</text:span>, <text:span text:style-name="string_5f_cpp">'N'</text:span><text:span text:style-name="symbol0_5f_cpp">))</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Open"</text:span>, <text:span text:style-name="keyword2_5f_cpp">new</text:span> BMessage<text:span text:style-name="symbol0_5f_cpp">(</text:span>M_SHOW_OPEN<text:span text:style-name="symbol0_5f_cpp">)</text:span>, <text:span text:style-name="string_5f_cpp">'O'</text:span><text:span text:style-name="symbol0_5f_cpp">))</text:span><text:span text:style-name="symbol4_5f_cpp">;</text:span> </text:p>
      <text:p text:style-name="CodeBlock"><text:tab/>menu<text:span text:style-name="symbol2_5f_cpp">-</text:span><text:span text:style-name="symbol1_5f_cpp">&gt;</text:span>AddSeparatorItem<text:span text:style-name="symbol0_5f_cpp">()</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Save"</text:span>, <text:span text:style-name="keyword2_5f_cpp">new</text:span> BMessage<text:span text:style-name="symbol0_5f_cpp">(</text:span>M_SAVE<text:span text:style-name="symbol0_5f_cpp">)</text:span>, <text:span text:style-name="string_5f_cpp">'S'</text:span><text:span text:style-name="symbol0_5f_cpp">))</text:span><text:span text:style-name="symbol4_5f_cpp">;</text:span> </text:p>
      <text:p text:style-name="CodeBlock"><text:tab/> </text:p>
      <text:p text:style-name="CodeBlock"><text:tab/><text:span text:style-name="comment0_5f_cpp">// This version, unlike the others above, specifies a key accelerator</text:span></text:p>
      <text:p text:style-name="CodeBlock"><text:tab/><text:span text:style-name="comment0_5f_cpp">// which uses more than just Alt plus a letter. </text:span></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Save As"</text:span> B_UTF8_ELLIPSIS,</text:p>
      <text:p text:style-name="CodeBlock"><text:tab/><text:tab/><text:tab/><text:span text:style-name="keyword2_5f_cpp">new</text:span> BMessage<text:span text:style-name="symbol0_5f_cpp">(</text:span>M_SAVE_AS<text:span text:style-name="symbol0_5f_cpp">)</text:span>, <text:span text:style-name="string_5f_cpp">'S'</text:span>,</text:p>
      <text:p text:style-name="CodeBlock"><text:tab/><text:tab/><text:tab/>B_COMMAND_KEY <text:span text:style-name="symbol3_5f_cpp">|</text:span> B_SHIFT_KEY<text:span text:style-name="symbol0_5f_cpp">))</text:span><text:span text:style-name="symbol4_5f_cpp">;</text:span> </text:p>
      <text:p text:style-name="CodeBlock"><text:tab/> </text:p>
      <text:p text:style-name="CodeBlock"><text:tab/><text:span text:style-name="comment0_5f_cpp">// Now we will add the text view and scrollbars. To do this we will</text:span></text:p>
      <text:p text:style-name="CodeBlock"><text:tab/><text:span text:style-name="comment0_5f_cpp">// use a BScrollView for convenience. When working with a</text:span></text:p>
      <text:p text:style-name="CodeBlock"><text:tab/><text:span text:style-name="comment0_5f_cpp">// BScrollView, you create its target first, create the BScrollView</text:span></text:p>
      <text:p text:style-name="CodeBlock"><text:tab/><text:span text:style-name="comment0_5f_cpp">// second, and then call AddChild only for the BScrollView -- it will</text:span></text:p>
      <text:p text:style-name="CodeBlock"><text:tab/><text:span text:style-name="comment0_5f_cpp">// take care of adding its target for you. </text:span></text:p>
      <text:p text:style-name="CodeBlock"><text:tab/>r <text:span text:style-name="symbol1_5f_cpp">=</text:span> Bounds<text:span text:style-name="symbol0_5f_cpp">()</text:span><text:span text:style-name="symbol4_5f_cpp">;</text:span> </text:p>
      <text:p text:style-name="CodeBlock"><text:tab/>r.<text:span text:style-name="member0_5f_cpp">top</text:span> <text:span text:style-name="symbol1_5f_cpp">=</text:span> fMenuBar<text:span text:style-name="symbol2_5f_cpp">-</text:span><text:span text:style-name="symbol1_5f_cpp">&gt;</text:span>Frame<text:span text:style-name="symbol0_5f_cpp">()</text:span>.<text:span text:style-name="member0_5f_cpp">bottom</text:span> <text:span text:style-name="symbol2_5f_cpp">+</text:span> <text:span text:style-name="number_5f_cpp">1</text:span><text:span text:style-name="symbol4_5f_cpp">;</text:span></text:p>
      <text:p text:style-name="CodeBlock"><text:tab/> </text:p>
      <text:p text:style-name="CodeBlock"><text:tab/><text:span text:style-name="comment0_5f_cpp">// When calculating the size of the target view, you must compensate</text:span></text:p>
      <text:p text:style-name="CodeBlock"><text:tab/><text:span text:style-name="comment0_5f_cpp">// for the extra width and/or height of the scrollbars provided by</text:span></text:p>
      <text:p text:style-name="CodeBlock"><text:tab/><text:span text:style-name="comment0_5f_cpp">// BScrollView. Haiku gives us the constants B_V_SCROLL_BAR_WIDTH and</text:span></text:p>
      <text:p text:style-name="CodeBlock"><text:tab/><text:span text:style-name="comment0_5f_cpp">// B_H_SCROLL_BAR_HEIGHT for this. </text:span></text:p>
      <text:p text:style-name="CodeBlock"><text:tab/>r.<text:span text:style-name="member0_5f_cpp">right</text:span> <text:span text:style-name="symbol2_5f_cpp">-</text:span><text:span text:style-name="symbol1_5f_cpp">=</text:span> B_V_SCROLL_BAR_WIDTH<text:span text:style-name="symbol4_5f_cpp">;</text:span> </text:p>
      <text:p text:style-name="CodeBlock"><text:tab/> </text:p>
      <text:p text:style-name="CodeBlock"><text:tab/><text:span text:style-name="comment0_5f_cpp">// The BTextView constructor we will be using expects a frame size</text:span></text:p>
      <text:p text:style-name="CodeBlock"><text:tab/><text:span text:style-name="comment0_5f_cpp">// but it also requires a rectangle for the area where the text will</text:span></text:p>
      <text:p text:style-name="CodeBlock"><text:tab/><text:span text:style-name="comment0_5f_cpp">// appear. This more or less sets the margins. </text:span></text:p>
      <text:p text:style-name="CodeBlock"><text:tab/>BRect textRect <text:span text:style-name="symbol1_5f_cpp">=</text:span> r<text:span text:style-name="symbol4_5f_cpp">;</text:span> </text:p>
      <text:p text:style-name="CodeBlock"><text:tab/>textRect.<text:span text:style-name="member0_5f_cpp">OffsetTo</text:span><text:span text:style-name="symbol0_5f_cpp">(</text:span><text:span text:style-name="number_5f_cpp">0</text:span>,<text:span text:style-name="number_5f_cpp">0</text:span><text:span text:style-name="symbol0_5f_cpp">)</text:span><text:span text:style-name="symbol4_5f_cpp">;</text:span> </text:p>
      <text:p text:style-name="CodeBlock"><text:tab/>textRect.<text:span text:style-name="member0_5f_cpp">InsetBy</text:span><text:span text:style-name="symbol0_5f_cpp">(</text:span><text:span text:style-name="number_5f_cpp">5</text:span>,<text:span text:style-name="number_5f_cpp">5</text:span><text:span text:style-name="symbol0_5f_cpp">)</text:span><text:span text:style-name="symbol4_5f_cpp">;</text:span> </text:p>
      <text:p text:style-name="CodeBlock"><text:tab/>fTextView <text:span text:style-name="symbol1_5f_cpp">=</text:span> <text:span text:style-name="keyword2_5f_cpp">new</text:span> BTextView<text:span text:style-name="symbol0_5f_cpp">(</text:span>r, <text:span text:style-name="string_5f_cpp">"textview"</text:span>, textRect, B_FOLLOW_ALL<text:span text:style-name="symbol0_5f_cpp">)</text:span><text:span text:style-name="symbol4_5f_cpp">;</text:span> </text:p>
      <text:p text:style-name="CodeBlock"><text:tab/> </text:p>
      <text:p text:style-name="CodeBlock"><text:tab/><text:span text:style-name="comment0_5f_cpp">// Without this call, our BTextView will only be a plain text editor </text:span></text:p>
      <text:p text:style-name="CodeBlock"><text:tab/>fTextView<text:span text:style-name="symbol2_5f_cpp">-</text:span><text:span text:style-name="symbol1_5f_cpp">&gt;</text:span>SetStylable<text:span text:style-name="symbol0_5f_cpp">(</text:span><text:span text:style-name="keyword1_5f_cpp">true</text:span><text:span text:style-name="symbol0_5f_cpp">)</text:span><text:span text:style-name="symbol4_5f_cpp">;</text:span> </text:p>
      <text:p text:style-name="CodeBlock"><text:tab/><text:tab/> </text:p>
      <text:p text:style-name="CodeBlock"><text:tab/>BScrollView <text:span text:style-name="symbol2_5f_cpp">*</text:span>scrollView <text:span text:style-name="symbol1_5f_cpp">=</text:span> <text:span text:style-name="keyword2_5f_cpp">new</text:span> BScrollView<text:span text:style-name="symbol0_5f_cpp">(</text:span><text:span text:style-name="string_5f_cpp">"scrollview"</text:span>, fTextView,</text:p>
      <text:p text:style-name="CodeBlock"><text:tab/><text:tab/><text:tab/><text:tab/><text:tab/>B_FOLLOW_ALL, <text:span text:style-name="number_5f_cpp">0</text:span>, <text:span text:style-name="keyword1_5f_cpp">false</text:span>, <text:span text:style-name="keyword1_5f_cpp">true</text:span><text:span text:style-name="symbol0_5f_cpp">)</text:span><text:span text:style-name="symbol4_5f_cpp">;</text:span> </text:p>
      <text:p text:style-name="CodeBlock"><text:tab/>AddChild<text:span text:style-name="symbol0_5f_cpp">(</text:span>scrollView<text:span text:style-name="symbol0_5f_cpp">)</text:span><text:span text:style-name="symbol4_5f_cpp">;</text:span> </text:p>
      <text:p text:style-name="CodeBlock"><text:tab/></text:p>
      <text:p text:style-name="CodeBlock"><text:tab/><text:span text:style-name="comment0_5f_cpp">// Here we will use a new class: BFilePanel. More on this later. </text:span></text:p>
      <text:p text:style-name="CodeBlock"><text:tab/>BMessenger msgr<text:span text:style-name="symbol0_5f_cpp">(</text:span><text:span text:style-name="keyword1_5f_cpp">NULL</text:span>, <text:span text:style-name="keyword2_5f_cpp">this</text:span><text:span text:style-name="symbol0_5f_cpp">)</text:span><text:span text:style-name="symbol4_5f_cpp">;</text:span> </text:p>
      <text:p text:style-name="CodeBlock"><text:tab/>fOpenPanel <text:span text:style-name="symbol1_5f_cpp">=</text:span> <text:span text:style-name="keyword2_5f_cpp">new</text:span> BFilePanel<text:span text:style-name="symbol0_5f_cpp">(</text:span>B_OPEN_PANEL, <text:span text:style-name="symbol3_5f_cpp">&amp;</text:span>msgr, <text:span text:style-name="keyword1_5f_cpp">NULL</text:span>, <text:span text:style-name="number_5f_cpp">0</text:span>, <text:span text:style-name="keyword1_5f_cpp">false</text:span><text:span text:style-name="symbol0_5f_cpp">)</text:span><text:span text:style-name="symbol4_5f_cpp">;</text:span> </text:p>
      <text:p text:style-name="CodeBlock"><text:soft-page-break/><text:tab/>fSavePanel <text:span text:style-name="symbol1_5f_cpp">=</text:span> <text:span text:style-name="keyword2_5f_cpp">new</text:span> BFilePanel<text:span text:style-name="symbol0_5f_cpp">(</text:span>B_SAVE_PANEL, <text:span text:style-name="symbol3_5f_cpp">&amp;</text:span>msgr, <text:span text:style-name="keyword1_5f_cpp">NULL</text:span>, <text:span text:style-name="number_5f_cpp">0</text:span>, <text:span text:style-name="keyword1_5f_cpp">false</text:span><text:span text:style-name="symbol0_5f_cpp">)</text:span><text:span text:style-name="symbol4_5f_cpp">;</text:span> </text:p>
      <text:p text:style-name="CodeBlock"><text:tab/> </text:p>
      <text:p text:style-name="CodeBlock"><text:tab/><text:span text:style-name="comment0_5f_cpp">// This will make it possible for the user to start typing as soon as</text:span></text:p>
      <text:p text:style-name="CodeBlock"><text:tab/><text:span text:style-name="comment0_5f_cpp">// the program is running. Without this call, the user must manually</text:span></text:p>
      <text:p text:style-name="CodeBlock"><text:span text:style-name="comment0_5f_cpp"><text:tab/>// click on the window in order to type. Talk about annoying!</text:span></text:p>
      <text:p text:style-name="CodeBlock"><text:tab/>fTextView<text:span text:style-name="symbol2_5f_cpp">-</text:span><text:span text:style-name="symbol1_5f_cpp">&gt;</text:span>MakeFocus<text:span text:style-name="symbol0_5f_cpp">(</text:span><text:span text:style-name="keyword1_5f_cpp">true</text:span><text:span text:style-name="symbol0_5f_cpp">)</text:span><text:span text:style-name="symbol4_5f_cpp">;</text:span> </text:p>
      <text:p text:style-name="CodeBlock"><text:span text:style-name="symbol0_5f_cpp">}</text:span> </text:p>
      <text:p text:style-name="CodeBlock"/>
      <text:p text:style-name="CodeBlock"/>
      <text:p text:style-name="CodeBlock">MainWindow<text:span text:style-name="symbol4_5f_cpp">::</text:span>~MainWindow<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2_5f_cpp">delete</text:span> fOpenPanel<text:span text:style-name="symbol4_5f_cpp">;</text:span> </text:p>
      <text:p text:style-name="CodeBlock"><text:tab/><text:span text:style-name="keyword2_5f_cpp">delete</text:span> fSavePanel<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MainWindow<text:span text:style-name="symbol4_5f_cpp">::</text:span><text:span text:style-name="member1_5f_cpp">MessageReceived</text:span><text:span text:style-name="symbol0_5f_cpp">(</text:span>BMessage <text:span text:style-name="symbol2_5f_cpp">*</text:span>msg<text:span text:style-name="symbol0_5f_cpp">)</text:span> </text:p>
      <text:p text:style-name="CodeBlock"><text:span text:style-name="symbol0_5f_cpp">{</text:span> </text:p>
      <text:p text:style-name="CodeBlock"><text:tab/><text:span text:style-name="keyword0_5f_cpp">switch</text:span> <text:span text:style-name="symbol0_5f_cpp">(</text:span>msg<text:span text:style-name="symbol2_5f_cpp">-</text:span><text:span text:style-name="symbol1_5f_cpp">&gt;</text:span>what<text:span text:style-name="symbol0_5f_cpp">)</text:span> </text:p>
      <text:p text:style-name="CodeBlock"><text:tab/><text:span text:style-name="symbol0_5f_cpp">{</text:span> </text:p>
      <text:p text:style-name="CodeBlock"><text:tab/><text:tab/><text:span text:style-name="keyword0_5f_cpp">case</text:span> M_FILE_NEW<text:span text:style-name="symbol4_5f_cpp">:</text:span> </text:p>
      <text:p text:style-name="CodeBlock"><text:tab/><text:tab/><text:span text:style-name="symbol0_5f_cpp">{</text:span> </text:p>
      <text:p text:style-name="CodeBlock"><text:tab/><text:tab/><text:tab/><text:span text:style-name="comment0_5f_cpp">// Erase all text in the BTextView. Reset the file</text:span></text:p>
      <text:p text:style-name="CodeBlock"><text:tab/><text:tab/><text:tab/><text:span text:style-name="comment0_5f_cpp">// path to empty to signal that the file has not been</text:span></text:p>
      <text:p text:style-name="CodeBlock"><text:span text:style-name="comment0_5f_cpp"><text:tab/><text:tab/><text:tab/>// saved to disk.</text:span></text:p>
      <text:p text:style-name="CodeBlock"><text:tab/><text:tab/><text:tab/>fTextView<text:span text:style-name="symbol2_5f_cpp">-</text:span><text:span text:style-name="symbol1_5f_cpp">&gt;</text:span>SetText<text:span text:style-name="symbol0_5f_cpp">(</text:span><text:span text:style-name="string_5f_cpp">""</text:span><text:span text:style-name="symbol0_5f_cpp">)</text:span><text:span text:style-name="symbol4_5f_cpp">;</text:span> </text:p>
      <text:p text:style-name="CodeBlock"><text:tab/><text:tab/><text:tab/>fFilePath <text:span text:style-name="symbol1_5f_cpp">=</text:span> <text:span text:style-name="string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 </text:p>
      <text:p text:style-name="CodeBlock"><text:tab/><text:tab/><text:span text:style-name="comment0_5f_cpp">// These cases handle messages related to opening and saving</text:span></text:p>
      <text:p text:style-name="CodeBlock"><text:tab/><text:tab/><text:span text:style-name="comment0_5f_cpp">// files. </text:span></text:p>
      <text:p text:style-name="CodeBlock"><text:tab/><text:tab/><text:span text:style-name="keyword0_5f_cpp">case</text:span> M_SHOW_OPEN<text:span text:style-name="symbol4_5f_cpp">:</text:span> </text:p>
      <text:p text:style-name="CodeBlock"><text:tab/><text:tab/><text:span text:style-name="symbol0_5f_cpp">{</text:span> </text:p>
      <text:p text:style-name="CodeBlock"><text:tab/><text:tab/><text:tab/>fOpenPanel<text:span text:style-name="symbol2_5f_cpp">-</text:span><text:span text:style-name="symbol1_5f_cpp">&gt;</text:span>Show<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B_REFS_RECEIVED<text:span text:style-name="symbol4_5f_cpp">:</text:span> </text:p>
      <text:p text:style-name="CodeBlock"><text:tab/><text:tab/><text:span text:style-name="symbol0_5f_cpp">{</text:span> </text:p>
      <text:p text:style-name="CodeBlock"><text:tab/><text:tab/><text:tab/>entry_ref ref<text:span text:style-name="symbol4_5f_cpp">;</text:span> </text:p>
      <text:p text:style-name="CodeBlock"><text:tab/><text:tab/><text:tab/><text:span text:style-name="keyword0_5f_cpp">if</text:span> <text:span text:style-name="symbol0_5f_cpp">(</text:span>msg<text:span text:style-name="symbol2_5f_cpp">-</text:span><text:span text:style-name="symbol1_5f_cpp">&gt;</text:span>FindRef<text:span text:style-name="symbol0_5f_cpp">(</text:span><text:span text:style-name="string_5f_cpp">"refs"</text:span>, <text:span text:style-name="symbol3_5f_cpp">&amp;</text:span>ref<text:span text:style-name="symbol0_5f_cpp">)</text:span> <text:span text:style-name="symbol3_5f_cpp">!</text:span><text:span text:style-name="symbol1_5f_cpp">=</text:span> B_OK<text:span text:style-name="symbol0_5f_cpp">)</text:span> </text:p>
      <text:p text:style-name="CodeBlock"><text:tab/><text:tab/><text:tab/><text:tab/><text:span text:style-name="keyword0_5f_cpp">break</text:span><text:span text:style-name="symbol4_5f_cpp">;</text:span> </text:p>
      <text:p text:style-name="CodeBlock"><text:tab/><text:tab/><text:tab/>OpenFile<text:span text:style-name="symbol0_5f_cpp">(</text:span>ref<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SAVE<text:span text:style-name="symbol4_5f_cpp">:</text:span> </text:p>
      <text:p text:style-name="CodeBlock"><text:tab/><text:tab/><text:span text:style-name="symbol0_5f_cpp">{</text:span> </text:p>
      <text:p text:style-name="CodeBlock"><text:tab/><text:tab/><text:tab/><text:span text:style-name="keyword0_5f_cpp">if</text:span> <text:span text:style-name="symbol0_5f_cpp">(</text:span>fFilePath.<text:span text:style-name="member0_5f_cpp">CountChars</text:span><text:span text:style-name="symbol0_5f_cpp">()</text:span> <text:span text:style-name="symbol1_5f_cpp">&lt;</text:span> <text:span text:style-name="number_5f_cpp">1</text:span><text:span text:style-name="symbol0_5f_cpp">)</text:span> </text:p>
      <text:p text:style-name="CodeBlock"><text:tab/><text:tab/><text:tab/><text:tab/>fSavePanel<text:span text:style-name="symbol2_5f_cpp">-</text:span><text:span text:style-name="symbol1_5f_cpp">&gt;</text:span>Show<text:span text:style-name="symbol0_5f_cpp">()</text:span><text:span text:style-name="symbol4_5f_cpp">;</text:span> </text:p>
      <text:p text:style-name="CodeBlock"><text:tab/><text:tab/><text:tab/><text:span text:style-name="keyword0_5f_cpp">else</text:span> </text:p>
      <text:p text:style-name="CodeBlock"><text:tab/><text:tab/><text:tab/><text:tab/>SaveFile<text:span text:style-name="symbol0_5f_cpp">(</text:span>fFilePath.<text:span text:style-name="member0_5f_cpp">String</text:span><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SAVE_AS<text:span text:style-name="symbol4_5f_cpp">:</text:span> </text:p>
      <text:p text:style-name="CodeBlock"><text:tab/><text:tab/><text:span text:style-name="symbol0_5f_cpp">{</text:span> </text:p>
      <text:p text:style-name="CodeBlock"><text:tab/><text:tab/><text:tab/>fSavePanel<text:span text:style-name="symbol2_5f_cpp">-</text:span><text:span text:style-name="symbol1_5f_cpp">&gt;</text:span>Show<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soft-page-break/><text:tab/><text:tab/><text:span text:style-name="keyword0_5f_cpp">case</text:span> B_SAVE_REQUESTED<text:span text:style-name="symbol4_5f_cpp">:</text:span> </text:p>
      <text:p text:style-name="CodeBlock"><text:tab/><text:tab/><text:span text:style-name="symbol0_5f_cpp">{</text:span> </text:p>
      <text:p text:style-name="CodeBlock"><text:tab/><text:tab/><text:tab/>entry_ref dir<text:span text:style-name="symbol4_5f_cpp">;</text:span> </text:p>
      <text:p text:style-name="CodeBlock"><text:tab/><text:tab/><text:tab/>BString name<text:span text:style-name="symbol4_5f_cpp">;</text:span> </text:p>
      <text:p text:style-name="CodeBlock"><text:tab/><text:tab/><text:tab/><text:span text:style-name="keyword0_5f_cpp">if</text:span> <text:span text:style-name="symbol0_5f_cpp">(</text:span>msg<text:span text:style-name="symbol2_5f_cpp">-</text:span><text:span text:style-name="symbol1_5f_cpp">&gt;</text:span>FindRef<text:span text:style-name="symbol0_5f_cpp">(</text:span><text:span text:style-name="string_5f_cpp">"directory"</text:span>, <text:span text:style-name="symbol3_5f_cpp">&amp;</text:span>dir<text:span text:style-name="symbol0_5f_cpp">)</text:span> <text:span text:style-name="symbol1_5f_cpp">==</text:span> B_OK <text:span text:style-name="symbol3_5f_cpp">&amp;&amp;</text:span> </text:p>
      <text:p text:style-name="CodeBlock"><text:tab/><text:tab/><text:tab/><text:tab/>msg<text:span text:style-name="symbol2_5f_cpp">-</text:span><text:span text:style-name="symbol1_5f_cpp">&gt;</text:span>FindString<text:span text:style-name="symbol0_5f_cpp">(</text:span><text:span text:style-name="string_5f_cpp">"name"</text:span>, <text:span text:style-name="symbol3_5f_cpp">&amp;</text:span>name<text:span text:style-name="symbol0_5f_cpp">)</text:span> <text:span text:style-name="symbol1_5f_cpp">==</text:span> B_OK<text:span text:style-name="symbol0_5f_cpp">)</text:span> </text:p>
      <text:p text:style-name="CodeBlock"><text:tab/><text:tab/><text:tab/><text:span text:style-name="symbol0_5f_cpp">{</text:span> </text:p>
      <text:p text:style-name="CodeBlock"><text:tab/><text:tab/><text:tab/><text:tab/>BPath path<text:span text:style-name="symbol0_5f_cpp">(</text:span><text:span text:style-name="symbol3_5f_cpp">&amp;</text:span>dir<text:span text:style-name="symbol0_5f_cpp">)</text:span><text:span text:style-name="symbol4_5f_cpp">;</text:span> </text:p>
      <text:p text:style-name="CodeBlock"><text:tab/><text:tab/><text:tab/><text:tab/>path.<text:span text:style-name="member0_5f_cpp">Append</text:span><text:span text:style-name="symbol0_5f_cpp">(</text:span>name<text:span text:style-name="symbol0_5f_cpp">)</text:span><text:span text:style-name="symbol4_5f_cpp">;</text:span> </text:p>
      <text:p text:style-name="CodeBlock"><text:tab/><text:tab/><text:tab/><text:tab/>SaveFile<text:span text:style-name="symbol0_5f_cpp">(</text:span>path.<text:span text:style-name="member0_5f_cpp">Path</text:span><text:span text:style-name="symbol0_5f_cpp">())</text:span><text:span text:style-name="symbol4_5f_cpp">;</text:span> </text:p>
      <text:p text:style-name="CodeBlock"><text:tab/><text:tab/><text:tab/><text:span text:style-name="symbol0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default</text:span><text:span text:style-name="symbol4_5f_cpp">:</text:span> </text:p>
      <text:p text:style-name="CodeBlock"><text:tab/><text:tab/><text:span text:style-name="symbol0_5f_cpp">{</text:span> </text:p>
      <text:p text:style-name="CodeBlock"><text:tab/><text:tab/><text:tab/>BWindow<text:span text:style-name="symbol4_5f_cpp">::</text:span><text:span text:style-name="member1_5f_cpp">MessageReceived</text:span><text:span text:style-name="symbol0_5f_cpp">(</text:span>msg<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span text:style-name="symbol0_5f_cpp">}</text:span> </text:p>
      <text:p text:style-name="CodeBlock"><text:span text:style-name="symbol0_5f_cpp">}</text:span> </text:p>
      <text:p text:style-name="CodeBlock"/>
      <text:p text:style-name="CodeBlock"/>
      <text:p text:style-name="CodeBlock"><text:span text:style-name="keyword3_5f_cpp">bool</text:span> </text:p>
      <text:p text:style-name="CodeBlock">MainWindow<text:span text:style-name="symbol4_5f_cpp">::</text:span><text:span text:style-name="member1_5f_cpp">QuitRequested</text:span><text:span text:style-name="symbol0_5f_cpp">(</text:span><text:span text:style-name="keyword3_5f_cpp">void</text:span><text:span text:style-name="symbol0_5f_cpp">)</text:span> </text:p>
      <text:p text:style-name="CodeBlock"><text:span text:style-name="symbol0_5f_cpp">{</text:span> </text:p>
      <text:p text:style-name="CodeBlock"><text:tab/>be_app<text:span text:style-name="symbol2_5f_cpp">-</text:span><text:span text:style-name="symbol1_5f_cpp">&gt;</text:span>PostMessage<text:span text:style-name="symbol0_5f_cpp">(</text:span>B_QUIT_REQUESTED<text:span text:style-name="symbol0_5f_cpp">)</text:span><text:span text:style-name="symbol4_5f_cpp">;</text:span> </text:p>
      <text:p text:style-name="CodeBlock"><text:tab/><text:span text:style-name="keyword0_5f_cpp">return</text:span> <text:span text:style-name="keyword1_5f_cpp">true</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MainWindow<text:span text:style-name="symbol4_5f_cpp">::</text:span><text:span text:style-name="member1_5f_cpp">OpenFile</text:span><text:span text:style-name="symbol0_5f_cpp">(</text:span><text:span text:style-name="keyword3_5f_cpp">const</text:span> entry_ref <text:span text:style-name="symbol3_5f_cpp">&amp;</text:span>ref<text:span text:style-name="symbol0_5f_cpp">)</text:span> </text:p>
      <text:p text:style-name="CodeBlock"><text:span text:style-name="symbol0_5f_cpp">{</text:span></text:p>
      <text:p text:style-name="CodeBlock"><text:span text:style-name="symbol0_5f_cpp"><text:tab/></text:span><text:span text:style-name="comment0_5f_cpp">// Convert any symlinks into their targets.</text:span></text:p>
      <text:p text:style-name="CodeBlock"><text:span text:style-name="symbol0_5f_cpp"><text:tab/>BEntry entry(</text:span><text:span text:style-name="symbol3_5f_cpp">&amp;</text:span><text:span text:style-name="symbol0_5f_cpp">ref, </text:span><text:span text:style-name="keyword1_5f_cpp">true</text:span><text:span text:style-name="symbol0_5f_cpp">)</text:span><text:span text:style-name="symbol4_5f_cpp">;</text:span></text:p>
      <text:p text:style-name="CodeBlock"><text:span text:style-name="symbol0_5f_cpp"><text:tab/>entry_ref realRef</text:span><text:span text:style-name="symbol4_5f_cpp">;</text:span></text:p>
      <text:p text:style-name="CodeBlock"><text:span text:style-name="symbol0_5f_cpp"><text:tab/>entry.</text:span><text:span text:style-name="member0_5f_cpp">GetRef</text:span><text:span text:style-name="symbol0_5f_cpp">(</text:span><text:span text:style-name="symbol3_5f_cpp">&amp;</text:span><text:span text:style-name="symbol0_5f_cpp">realRef)</text:span><text:span text:style-name="symbol4_5f_cpp">;</text:span></text:p>
      <text:p text:style-name="CodeBlock"><text:span text:style-name="symbol0_5f_cpp"/></text:p>
      <text:p text:style-name="CodeBlock"><text:tab/><text:span text:style-name="comment0_5f_cpp">// The Translation Kit provides translation services for text files,</text:span></text:p>
      <text:p text:style-name="CodeBlock"><text:tab/><text:span text:style-name="comment0_5f_cpp">// too. </text:span></text:p>
      <text:p text:style-name="CodeBlock"><text:tab/>BFile <text:span text:style-name="keyword3_5f_cpp">file</text:span><text:span text:style-name="symbol0_5f_cpp">(</text:span><text:span text:style-name="symbol3_5f_cpp">&amp;realR</text:span>ef, B_READ_ONLY<text:span text:style-name="symbol0_5f_cpp">)</text:span><text:span text:style-name="symbol4_5f_cpp">;</text:span> </text:p>
      <text:p text:style-name="CodeBlock"><text:tab/><text:span text:style-name="keyword0_5f_cpp">if</text:span> <text:span text:style-name="symbol0_5f_cpp">(</text:span><text:span text:style-name="keyword3_5f_cpp">file</text:span>.<text:span text:style-name="member0_5f_cpp">InitCheck</text:span><text:span text:style-name="symbol0_5f_cpp">()</text:span> <text:span text:style-name="symbol3_5f_cpp">!</text:span><text:span text:style-name="symbol1_5f_cpp">=</text:span> B_OK<text:span text:style-name="symbol0_5f_cpp">)</text:span> </text:p>
      <text:p text:style-name="CodeBlock"><text:tab/><text:tab/><text:span text:style-name="keyword0_5f_cpp">return</text:span><text:span text:style-name="symbol4_5f_cpp">;</text:span> </text:p>
      <text:p text:style-name="CodeBlock"><text:tab/> </text:p>
      <text:p text:style-name="CodeBlock"><text:tab/><text:span text:style-name="comment0_5f_cpp">// One simple function to read styled text from a file. Nice! </text:span></text:p>
      <text:p text:style-name="CodeBlock"><text:tab/><text:span text:style-name="keyword0_5f_cpp">if</text:span> <text:span text:style-name="symbol0_5f_cpp">(</text:span>BTranslationUtils<text:span text:style-name="symbol4_5f_cpp">::</text:span><text:span text:style-name="member1_5f_cpp">GetStyledText</text:span><text:span text:style-name="symbol0_5f_cpp">(</text:span><text:span text:style-name="symbol3_5f_cpp">&amp;</text:span><text:span text:style-name="keyword3_5f_cpp">file</text:span>, fTextView<text:span text:style-name="symbol0_5f_cpp">)</text:span> <text:span text:style-name="symbol1_5f_cpp">==</text:span> B_OK<text:span text:style-name="symbol0_5f_cpp">)</text:span> </text:p>
      <text:p text:style-name="CodeBlock"><text:tab/><text:span text:style-name="symbol0_5f_cpp">{</text:span> </text:p>
      <text:p text:style-name="CodeBlock"><text:tab/><text:tab/><text:span text:style-name="comment0_5f_cpp">// BPath gives us a bridge between the data classes used by the </text:span></text:p>
      <text:p text:style-name="CodeBlock"><text:tab/><text:tab/><text:span text:style-name="comment0_5f_cpp">// Storage Kit and a regular string-based path. Here we set the</text:span></text:p>
      <text:p text:style-name="CodeBlock"><text:tab/><text:tab/><text:span text:style-name="comment0_5f_cpp">// B</text:span><text:span text:style-name="comment0_5f_cpp">P</text:span><text:span text:style-name="comment0_5f_cpp">ath instance to the full path of the file we have opened,</text:span></text:p>
      <text:p text:style-name="CodeBlock"><text:tab/><text:tab/><text:span text:style-name="comment0_5f_cpp">// and we will set the window's title to the file's name. </text:span></text:p>
      <text:p text:style-name="CodeBlock"><text:tab/><text:tab/>BPath path<text:span text:style-name="symbol0_5f_cpp">(</text:span><text:span text:style-name="symbol3_5f_cpp">&amp;realR</text:span>ef<text:span text:style-name="symbol0_5f_cpp">)</text:span><text:span text:style-name="symbol4_5f_cpp">;</text:span> </text:p>
      <text:p text:style-name="CodeBlock"><text:tab/><text:tab/>fFilePath <text:span text:style-name="symbol1_5f_cpp">=</text:span> path.<text:span text:style-name="member0_5f_cpp">Path</text:span><text:span text:style-name="symbol0_5f_cpp">()</text:span><text:span text:style-name="symbol4_5f_cpp">;</text:span> </text:p>
      <text:p text:style-name="CodeBlock"><text:tab/><text:tab/>SetTitle<text:span text:style-name="symbol0_5f_cpp">(</text:span>path.<text:span text:style-name="member0_5f_cpp">Leaf</text:span><text:span text:style-name="symbol0_5f_cpp">())</text:span><text:span text:style-name="symbol4_5f_cpp">;</text:span> </text:p>
      <text:p text:style-name="CodeBlock"><text:tab/><text:span text:style-name="symbol0_5f_cpp">}</text:span> </text:p>
      <text:p text:style-name="CodeBlock"><text:span text:style-name="symbol0_5f_cpp">}</text:span> </text:p>
      <text:p text:style-name="CodeBlock"/>
      <text:p text:style-name="CodeBlock"/>
      <text:p text:style-name="CodeBlock"/>
      <text:p text:style-name="CodeBlock"><text:soft-page-break/><text:span text:style-name="keyword3_5f_cpp">void</text:span> </text:p>
      <text:p text:style-name="CodeBlock">MainWindow<text:span text:style-name="symbol4_5f_cpp">::</text:span><text:span text:style-name="member1_5f_cpp">SaveFile</text:span><text:span text:style-name="symbol0_5f_cpp">(</text:span><text:span text:style-name="keyword3_5f_cpp">const</text:span> <text:span text:style-name="keyword3_5f_cpp">char</text:span> <text:span text:style-name="symbol2_5f_cpp">*</text:span>path<text:span text:style-name="symbol0_5f_cpp">)</text:span> </text:p>
      <text:p text:style-name="CodeBlock"><text:span text:style-name="symbol0_5f_cpp">{</text:span> </text:p>
      <text:p text:style-name="CodeBlock"><text:tab/><text:span text:style-name="comment0_5f_cpp">// This function takes a string path and saves the data in the</text:span></text:p>
      <text:p text:style-name="CodeBlock"><text:tab/><text:span text:style-name="comment0_5f_cpp">// BTextView to the file, which is either created or overwrites an</text:span></text:p>
      <text:p text:style-name="CodeBlock"><text:tab/><text:span text:style-name="comment0_5f_cpp">// existing one. </text:span></text:p>
      <text:p text:style-name="CodeBlock"><text:tab/>BFile <text:span text:style-name="keyword3_5f_cpp">file</text:span><text:span text:style-name="symbol4_5f_cpp">;</text:span> </text:p>
      <text:p text:style-name="CodeBlock"><text:tab/><text:span text:style-name="keyword0_5f_cpp">if</text:span> <text:span text:style-name="symbol0_5f_cpp">(</text:span><text:span text:style-name="keyword3_5f_cpp">file</text:span>.<text:span text:style-name="member0_5f_cpp">SetTo</text:span><text:span text:style-name="symbol0_5f_cpp">(</text:span>path, B_READ_WRITE <text:span text:style-name="symbol3_5f_cpp">|</text:span> B_CREATE_FILE <text:span text:style-name="symbol3_5f_cpp">|</text:span> B_ERASE_FILE<text:span text:style-name="symbol0_5f_cpp">)</text:span></text:p>
      <text:p text:style-name="CodeBlock"><text:tab/><text:tab/><text:span text:style-name="symbol3_5f_cpp">!</text:span><text:span text:style-name="symbol1_5f_cpp">=</text:span> B_OK<text:span text:style-name="symbol0_5f_cpp">)</text:span> </text:p>
      <text:p text:style-name="CodeBlock"><text:tab/><text:tab/><text:span text:style-name="keyword0_5f_cpp">return</text:span><text:span text:style-name="symbol4_5f_cpp">;</text:span> </text:p>
      <text:p text:style-name="CodeBlock"><text:tab/> </text:p>
      <text:p text:style-name="CodeBlock"><text:tab/><text:span text:style-name="keyword0_5f_cpp">if</text:span> <text:span text:style-name="symbol0_5f_cpp">(</text:span>BTranslationUtils<text:span text:style-name="symbol4_5f_cpp">::</text:span><text:span text:style-name="member1_5f_cpp">PutStyledText</text:span><text:span text:style-name="symbol0_5f_cpp">(</text:span>fTextView, <text:span text:style-name="symbol3_5f_cpp">&amp;</text:span><text:span text:style-name="keyword3_5f_cpp">file</text:span><text:span text:style-name="symbol0_5f_cpp">)</text:span> <text:span text:style-name="symbol1_5f_cpp">==</text:span> B_OK<text:span text:style-name="symbol0_5f_cpp">)</text:span> </text:p>
      <text:p text:style-name="CodeBlock"><text:tab/><text:span text:style-name="symbol0_5f_cpp">{</text:span> </text:p>
      <text:p text:style-name="CodeBlock"><text:tab/><text:tab/>fFilePath <text:span text:style-name="symbol1_5f_cpp">=</text:span> path<text:span text:style-name="symbol4_5f_cpp">;</text:span> </text:p>
      <text:p text:style-name="CodeBlock"><text:tab/><text:tab/> </text:p>
      <text:p text:style-name="CodeBlock"><text:tab/><text:tab/>BNodeInfo nodeInfo<text:span text:style-name="symbol0_5f_cpp">(</text:span><text:span text:style-name="symbol3_5f_cpp">&amp;</text:span><text:span text:style-name="keyword3_5f_cpp">file</text:span><text:span text:style-name="symbol0_5f_cpp">)</text:span><text:span text:style-name="symbol4_5f_cpp">;</text:span> </text:p>
      <text:p text:style-name="CodeBlock"><text:tab/><text:tab/>nodeInfo.<text:span text:style-name="member0_5f_cpp">SetType</text:span><text:span text:style-name="symbol0_5f_cpp">(</text:span><text:span text:style-name="string_5f_cpp">"text/plain"</text:span><text:span text:style-name="symbol0_5f_cpp">)</text:span><text:span text:style-name="symbol4_5f_cpp">;</text:span> </text:p>
      <text:p text:style-name="CodeBlock"><text:tab/><text:span text:style-name="symbol0_5f_cpp">}</text:span> </text:p>
      <text:p text:style-name="CodeBlock"><text:span text:style-name="symbol0_5f_cpp">}</text:span> </text:p>
      <text:p text:style-name="CodeBlock"/>
      <text:p text:style-name="CodeBlock"/>
      <text:p text:style-name="CodeBlock"><text:span text:style-name="keyword3_5f_cpp">void</text:span> </text:p>
      <text:p text:style-name="CodeBlock">MainWindow<text:span text:style-name="symbol4_5f_cpp">::</text:span><text:span text:style-name="member1_5f_cpp">FrameResized</text:span><text:span text:style-name="symbol0_5f_cpp">(</text:span><text:span text:style-name="keyword3_5f_cpp">float</text:span> w, <text:span text:style-name="keyword3_5f_cpp">float</text:span> h<text:span text:style-name="symbol0_5f_cpp">)</text:span> </text:p>
      <text:p text:style-name="CodeBlock"><text:span text:style-name="symbol0_5f_cpp">{</text:span> </text:p>
      <text:p text:style-name="CodeBlock"><text:tab/><text:span text:style-name="comment0_5f_cpp">// Here is one of those little nuggets of wisdom to remember: when a</text:span></text:p>
      <text:p text:style-name="CodeBlock"><text:tab/><text:span text:style-name="comment0_5f_cpp">// BTextView is resized, it does NOT update its text rectangle. When</text:span></text:p>
      <text:p text:style-name="CodeBlock"><text:tab/><text:span text:style-name="comment0_5f_cpp">// the window is resized, so is our BTextView. The FrameResized()</text:span></text:p>
      <text:p text:style-name="CodeBlock"><text:tab/><text:span text:style-name="comment0_5f_cpp">// method ensures that the text rectangle is updated. </text:span></text:p>
      <text:p text:style-name="CodeBlock"><text:tab/>UpdateTextRect<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MainWindow<text:span text:style-name="symbol4_5f_cpp">::</text:span><text:span text:style-name="member1_5f_cpp">UpdateTextRect</text:span><text:span text:style-name="symbol0_5f_cpp">(</text:span><text:span text:style-name="keyword3_5f_cpp">void</text:span><text:span text:style-name="symbol0_5f_cpp">)</text:span> </text:p>
      <text:p text:style-name="CodeBlock"><text:span text:style-name="symbol0_5f_cpp">{</text:span> </text:p>
      <text:p text:style-name="CodeBlock"><text:tab/>BRect r<text:span text:style-name="symbol0_5f_cpp">(</text:span>fTextView<text:span text:style-name="symbol2_5f_cpp">-</text:span><text:span text:style-name="symbol1_5f_cpp">&gt;</text:span>Bounds<text:span text:style-name="symbol0_5f_cpp">())</text:span><text:span text:style-name="symbol4_5f_cpp">;</text:span> </text:p>
      <text:p text:style-name="CodeBlock"><text:tab/>r.<text:span text:style-name="member0_5f_cpp">InsetBy</text:span><text:span text:style-name="symbol0_5f_cpp">(</text:span><text:span text:style-name="number_5f_cpp">5</text:span>, <text:span text:style-name="number_5f_cpp">5</text:span><text:span text:style-name="symbol0_5f_cpp">)</text:span><text:span text:style-name="symbol4_5f_cpp">;</text:span> </text:p>
      <text:p text:style-name="CodeBlock"><text:tab/>fTextView<text:span text:style-name="symbol2_5f_cpp">-</text:span><text:span text:style-name="symbol1_5f_cpp">&gt;</text:span>SetTextRect<text:span text:style-name="symbol0_5f_cpp">(</text:span>r<text:span text:style-name="symbol0_5f_cpp">)</text:span><text:span text:style-name="symbol4_5f_cpp">;</text:span> </text:p>
      <text:p text:style-name="CodeBlock"><text:span text:style-name="symbol0_5f_cpp">}</text:span></text:p>
      <text:p text:style-name="Standard"/>
      <text:p text:style-name="Text_20_body">There are two additions to our repertoire in this chunk of code. The first is the calls to to <text:span text:style-name="Code">GetStyledText()</text:span> and <text:span text:style-name="Code">PutStyledText()</text:span>. The Translation Kit even takes care of saving formatted text information for us! The second addition to our toolkit of coding skills is the use of the BFilePanel class.</text:p>
      <text:p text:style-name="Standard">BFilePanel is a highly customizable file and directory chooser class. Although it is officially part of the Storage Kit, it could also be thought to partly belong in the Interface Kit. Once constructed, it is only necessary to call its <text:span text:style-name="Code">Show()</text:span> method to enable the user to choose a file. Earlier we saw these three lines in the MainWindow constructor:</text:p>
      <text:p text:style-name="Standard"/>
      <text:p text:style-name="CodeBlock">BMessenger msgr<text:span text:style-name="symbol0_5f_cpp">(</text:span><text:span text:style-name="keyword1_5f_cpp">NULL</text:span>, <text:span text:style-name="keyword2_5f_cpp">this</text:span><text:span text:style-name="symbol0_5f_cpp">)</text:span><text:span text:style-name="symbol4_5f_cpp">;</text:span> </text:p>
      <text:p text:style-name="CodeBlock">fOpenPanel <text:span text:style-name="symbol1_5f_cpp">=</text:span> <text:span text:style-name="keyword2_5f_cpp">new</text:span> BFilePanel<text:span text:style-name="symbol0_5f_cpp">(</text:span>B_OPEN_PANEL, <text:span text:style-name="symbol3_5f_cpp">&amp;</text:span>msgr, <text:span text:style-name="keyword1_5f_cpp">NULL</text:span>, <text:span text:style-name="number_5f_cpp">0</text:span>, <text:span text:style-name="keyword1_5f_cpp">false</text:span><text:span text:style-name="symbol0_5f_cpp">)</text:span><text:span text:style-name="symbol4_5f_cpp">;</text:span> </text:p>
      <text:p text:style-name="CodeBlock">fSavePanel <text:span text:style-name="symbol1_5f_cpp">=</text:span> <text:span text:style-name="keyword2_5f_cpp">new</text:span> BFilePanel<text:span text:style-name="symbol0_5f_cpp">(</text:span>B_SAVE_PANEL, <text:span text:style-name="symbol3_5f_cpp">&amp;</text:span>msgr, <text:span text:style-name="keyword1_5f_cpp">NULL</text:span>, <text:span text:style-name="number_5f_cpp">0</text:span>, <text:span text:style-name="keyword1_5f_cpp">false</text:span><text:span text:style-name="symbol0_5f_cpp">)</text:span><text:span text:style-name="symbol4_5f_cpp">;</text:span> </text:p>
      <text:p text:style-name="Standard"/>
      <text:p text:style-name="Standard">These create the open and save panels, respectively, but the arguments used in this call don't tell us much about how they work. Here is the declaration for the BFilePanel's constructor:</text:p>
      <text:p text:style-name="Standard"/>
      <text:p text:style-name="CodeBlock"><text:soft-page-break/>BFilePanel<text:span text:style-name="symbol0_5f_cpp">(</text:span>file_panel_mode panelMode <text:span text:style-name="symbol1_5f_cpp">=</text:span> B_OPEN_PANEL,</text:p>
      <text:p text:style-name="CodeBlock"><text:tab/><text:tab/>BMessenger <text:span text:style-name="symbol2_5f_cpp">*</text:span>target <text:span text:style-name="symbol1_5f_cpp">=</text:span> <text:span text:style-name="keyword1_5f_cpp">NULL</text:span>, entry_ref <text:span text:style-name="symbol2_5f_cpp">*</text:span>panelDirectory <text:span text:style-name="symbol1_5f_cpp">=</text:span> <text:span text:style-name="keyword1_5f_cpp">NULL</text:span>,</text:p>
      <text:p text:style-name="CodeBlock"><text:tab/><text:tab/>uint32 nodeTypes <text:span text:style-name="symbol1_5f_cpp">=</text:span> <text:span text:style-name="number_5f_cpp">0</text:span>, <text:span text:style-name="keyword3_5f_cpp">bool</text:span> allowMultiple <text:span text:style-name="symbol1_5f_cpp">=</text:span> <text:span text:style-name="keyword1_5f_cpp">true,</text:span></text:p>
      <text:p text:style-name="CodeBlock"><text:span text:style-name="keyword1_5f_cpp"><text:tab/><text:tab/></text:span>BMessage <text:span text:style-name="symbol2_5f_cpp">*</text:span>msg <text:span text:style-name="symbol1_5f_cpp">=</text:span> <text:span text:style-name="keyword1_5f_cpp">NULL</text:span>, BRefFilter <text:span text:style-name="symbol2_5f_cpp">*</text:span>refFilter <text:span text:style-name="symbol1_5f_cpp">=</text:span> <text:span text:style-name="keyword1_5f_cpp">NULL</text:span>,</text:p>
      <text:p text:style-name="CodeBlock"><text:span text:style-name="keyword3_5f_cpp"><text:tab/><text:tab/>bool</text:span> modal <text:span text:style-name="symbol1_5f_cpp">=</text:span> <text:span text:style-name="keyword1_5f_cpp">false</text:span>, <text:span text:style-name="keyword3_5f_cpp">bool</text:span> hide_when_done <text:span text:style-name="symbol1_5f_cpp">=</text:span> <text:span text:style-name="keyword1_5f_cpp">true</text:span><text:span text:style-name="symbol0_5f_cpp">)</text:span><text:span text:style-name="symbol4_5f_cpp">;</text:span></text:p>
      <text:p text:style-name="Standard"/>
      <text:p text:style-name="Text_20_body">The constructor offers options aplenty and default values for literally each parameter. <text:span text:style-name="Code">panelMode</text:span> can either be set to <text:span text:style-name="Code">B_OPEN_PANEL</text:span> or <text:span text:style-name="Code">B_SAVE_PANEL</text:span>. Once set, it can't be changed. We need a panel for each mode in this instance because the two modes have small, but significant, differences in behavior. <text:span text:style-name="Code">target</text:span> is the recipient for the save or open message sent by the panel. The default target is <text:span text:style-name="Code">be_app_messenger</text:span>, the global BMessenger object which points to the BApplication instance used by each application. We have changed the panels to point to our window instead. <text:span text:style-name="Code">panelDirectory</text:span> can be any directory in the filesystem, but it defaults to the user's home folder. <text:span text:style-name="Code">allowMultiple</text:span> determines if multiple entries can be selected. <text:span text:style-name="Code">msg</text:span> is the message sent by the panel when a choice has been made. We'll get to the defaults for <text:span text:style-name="Code">msg</text:span> in a moment. <text:span text:style-name="Code">refFilter</text:span> is a BRefFilter object which can be used, for example, to display only certain file types. <text:span text:style-name="Code">modal</text:span> can make the panel's window require that a button be clicked; this isn't necessary except in rare cases. Don't make a file panel modal unless there is a <text:span text:style-name="T1">really</text:span> good reason. Finally, the panel stays open even after the user makes a choice if <text:span text:style-name="Code">hide_when_done</text:span> is set to false, also a little-used option.</text:p>
      <text:p text:style-name="Text_20_body">The <text:span text:style-name="Code">nodeTypes</text:span> argument needs a little further explanation. Its value is set by one or more of three flags, <text:span text:style-name="Code">B_FILE_NODE</text:span>, <text:span text:style-name="Code">B_DIRECTORY_NODE</text:span>, and <text:span text:style-name="Code">B_SYMLINK_NODE</text:span>. The default, <text:span text:style-name="Code">B_FILE_NODE,</text:span> allows selection of files and any symlink which points to a file. Using <text:span text:style-name="Code">B_FILE_NODE</text:span> and <text:span text:style-name="Code">B_DIRECTORY_NODE</text:span> together would let the user also select directories and symlinks to directories. In either case, double-clicking on a directory in the panel will cause the panel to go into that directory, not select it. <text:span text:style-name="Code">B_SYMLINK_NODE</text:span> is almost always used alone and even then only very rarely: if used alone, it only allows symlinks to be selected.</text:p>
      <text:p text:style-name="Text_20_body">The message sent when the user makes a choice depends on both the choice made and the panel's mode. Unless customized, an open panel will send a <text:span text:style-name="Code">B_REFS_RECEIVED</text:span> message and a save panel will send <text:span text:style-name="Code">B_SAVE_REQUESTED</text:span>. Customized messages will have the same <text:span text:style-name="Code">what</text:span> field as what was set in the constructor or by a call to <text:span text:style-name="Code">SetMessage()</text:span>. It will also have any additional data attached to the message when it was set – your original message is copied, the standard open or save fields are added, and the message is sent to the specified target.</text:p>
      <text:p text:style-name="Text_20_body">Open notifications send a series of <text:span text:style-name="Code">entry_ref</text:span> objects held in the <text:span text:style-name="Code">refs</text:span> field of a message sent to your target. Note that these entries are the exact ones selected by the user. You must resolve any symlinks yourself, but doing so is trivial, if a little annoying: create a BEntry using the <text:span text:style-name="Code">entry_ref</text:span> and set the second argument to true. If you need a new <text:span text:style-name="Code">entry_ref</text:span>, call the BEntry's <text:span text:style-name="Code">GetRef()</text:span> method and you've got one. See <text:span text:style-name="Code">MainWindow::OpenFile()</text:span> in the code above if you need to see an example.</text:p>
      <text:p text:style-name="Text_20_body">Save notifications contain two fields in addition to any you have added: an <text:span text:style-name="Code">entry_ref</text:span> named <text:span text:style-name="Code">directory</text:span> and a string named <text:span text:style-name="Code">name</text:span>. You can construct the full path to the file using these two fields in combination with a BPath instance. We did this in <text:span text:style-name="Code">MessageReceived()</text:span>. Alternatively, you can pass the ref to a BDirectory instance and call <text:span text:style-name="Code">CreateFile()</text:span>. Keep in mind that while the file may already exist, the user has already confirmed that overwriting the file is OK. On these occasions you just have to do the actual erasing. We handle this in <text:span text:style-name="Code">SaveFile()</text:span> by using the <text:span text:style-name="Code">B_CREATE_FILE</text:span> and <text:span text:style-name="Code">B_ERASE_FILE</text:span> flags so that the file is created if it doesn't exist and any existing ones are sufficiently clobbered.</text:p>
      <text:h text:style-name="Heading_20_2" text:outline-level="2"><text:soft-page-break/>Concluding Thoughts</text:h>
      <text:p text:style-name="Text_20_body">If you have not yet undertaken any programming projects beyond just tinkering or a few simple "toy" applications, the code that we have seen in this lesson may seem a little larger than is comfortable. Large programs, such as a real word processor, are much, much bigger. However, such programs most often start small like what we're working on and gradually get larger. As long as we have a plan and a general design in mind, QuickEdit will not be too complicated for us to understand.</text:p>
      <text:h text:style-name="Heading_20_2" text:outline-level="2">Going Further</text:h>
      <text:list xml:id="list1415303154" text:style-name="L1">
        <text:list-item>
          <text:p text:style-name="P5">Think of possible features that you might like to implement on your own.</text:p>
        </text:list-item>
        <text:list-item>
          <text:p text:style-name="P5">Try to come up with possible ways that future features discussed in this lesson could be integrated into the applicatio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ight_20_CodeBlock" style:display-name="Tight CodeBlock" style:family="paragraph" style:parent-style-name="CodeBlock">
      <style:paragraph-properties>
        <style:tab-stops>
          <style:tab-stop style:position="0.3299in"/>
          <style:tab-stop style:position="0.6598in"/>
          <style:tab-stop style:position="1in"/>
          <style:tab-stop style:position="1.3299in"/>
          <style:tab-stop style:position="1.6598in"/>
          <style:tab-stop style:position="2in"/>
          <style:tab-stop style:position="2.3299in"/>
          <style:tab-stop style:position="2.6598in"/>
          <style:tab-stop style:position="3in"/>
          <style:tab-stop style:position="3.3299in"/>
          <style:tab-stop style:position="3.6598in"/>
          <style:tab-stop style:position="4in"/>
          <style:tab-stop style:position="4.3299in"/>
          <style:tab-stop style:position="4.6598in"/>
          <style:tab-stop style:position="5in"/>
        </style:tab-stops>
      </style:paragraph-properties>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comment_5f_multi_5f_cpp" style:display-name="comment_multi_cpp" style:family="text">
      <style:text-properties fo:color="#008000" fo:font-style="italic"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1-12-28T11:24:46</dc:date>
    <meta:editing-duration>P5DT13H13M56S</meta:editing-duration>
    <meta:editing-cycles>2093</meta:editing-cycles>
    <meta:generator>LibreOffice/3.3$Linux LibreOffice_project/330m19$Build-202</meta:generator>
    <dc:creator>DarkWyrm </dc:creator>
    <meta:document-statistic meta:table-count="0" meta:image-count="1" meta:object-count="0" meta:page-count="12" meta:paragraph-count="440" meta:word-count="2825" meta:character-count="19750"/>
    <meta:user-defined meta:name="Info 1"/>
    <meta:user-defined meta:name="Info 2"/>
    <meta:user-defined meta:name="Info 3"/>
    <meta:user-defined meta:name="Info 4"/>
  </office:meta>
</office:document-meta>
</file>